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EE0000037A28D1801F1A1B74AA.png" manifest:media-type="image/png"/>
  <manifest:file-entry manifest:full-path="Pictures/1000020100000DF200000326D8F94BFADB08DA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ans1" svg:font-family="OpenSans" style:font-family-generic="swiss"/>
    <style:font-face style:name="Liberation Sans1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Open Sans1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41cm" fo:min-width="0cm"/>
      <style:paragraph-properties style:writing-mode="lr-tb"/>
    </style:style>
    <style:style style:name="gr4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65cm" fo:min-width="3.1cm"/>
      <style:paragraph-properties style:writing-mode="lr-tb"/>
    </style:style>
    <style:style style:name="gr5" style:family="graphic" style:parent-style-name="standard">
      <style:graphic-properties draw:fill-color="#ffffa6" draw:textarea-horizontal-align="justify" draw:textarea-vertical-align="middle" draw:auto-grow-height="false" fo:min-height="0.654cm" fo:min-width="2.6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55cm" fo:min-width="1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9" style:family="graphic" style:parent-style-name="standard">
      <style:graphic-properties draw:fill-color="#ffb66c" draw:textarea-horizontal-align="justify" draw:textarea-vertical-align="middle" draw:auto-grow-height="false" fo:min-height="0.654cm" fo:min-width="2.1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1cm" fo:min-width="0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9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6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6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6cm" fo:min-width="1.13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6cm" fo:min-width="0.87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6cm" fo:min-width="0.8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0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8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26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0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2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.022cm"/>
      <style:paragraph-properties style:writing-mode="lr-tb"/>
    </style:style>
    <style:style style:name="gr29" style:family="graphic" style:parent-style-name="standard">
      <style:graphic-properties draw:fill-color="#ffd7d7" draw:textarea-horizontal-align="justify" draw:textarea-vertical-align="middle" draw:auto-grow-height="false" fo:min-height="0.834cm" fo:min-width="3.984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2.629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1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1"/>
    </style:style>
    <style:style style:name="P5" style:family="paragraph">
      <style:paragraph-properties style:writing-mode="lr-tb"/>
      <style:text-properties style:font-name="Open Sans1" fo:font-size="36pt" fo:language="en" fo:country="US" style:font-size-asian="36pt" style:font-size-complex="36pt"/>
    </style:style>
    <style:style style:name="P6" style:family="paragraph">
      <style:paragraph-properties fo:line-height="150%"/>
      <style:text-properties style:font-name="OpenSans1"/>
    </style:style>
    <style:style style:name="P7" style:family="paragraph">
      <style:paragraph-properties fo:margin-left="0cm" fo:margin-right="0cm" fo:margin-top="0cm" fo:margin-bottom="0cm" fo:line-height="150%" fo:text-indent="0cm"/>
      <style:text-properties style:font-name="OpenSans1" fo:hyphenate="false" loext:hyphenation-no-caps="false"/>
    </style:style>
    <style:style style:name="P8" style:family="paragraph">
      <loext:graphic-properties draw:fill="none" draw:fill-color="#ffffff"/>
      <style:paragraph-properties fo:line-height="150%" style:writing-mode="lr-tb"/>
      <style:text-properties style:font-name="OpenSans1"/>
    </style:style>
    <style:style style:name="P9" style:family="paragraph">
      <loext:graphic-properties draw:fill="none" draw:fill-color="#ffffff"/>
      <style:paragraph-properties style:writing-mode="lr-tb"/>
      <style:text-properties style:font-name="Open Sans1" fo:font-size="18pt"/>
    </style:style>
    <style:style style:name="P10" style:family="paragraph">
      <loext:graphic-properties draw:fill-color="#ffffa6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OpenSans1" fo:font-size="14pt" style:font-size-asian="14pt" style:font-size-complex="14pt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OpenSans1" fo:font-size="14pt"/>
    </style:style>
    <style:style style:name="P14" style:family="paragraph">
      <loext:graphic-properties draw:fill-color="#ffb66c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style:font-name="OpenSans1" fo:font-size="12pt"/>
    </style:style>
    <style:style style:name="P18" style:family="paragraph">
      <loext:graphic-properties draw:fill="none" draw:fill-color="#ffffff"/>
      <style:paragraph-properties style:writing-mode="lr-tb"/>
      <style:text-properties style:font-name="OpenSans1" fo:font-size="12pt" style:font-size-asian="12pt" style:font-size-complex="12pt"/>
    </style:style>
    <style:style style:name="P19" style:family="paragraph">
      <loext:graphic-properties draw:fill="none" draw:fill-color="#ffffff"/>
      <style:paragraph-properties style:writing-mode="lr-tb"/>
      <style:text-properties style:font-name="OpenSans1"/>
    </style:style>
    <style:style style:name="P20" style:family="paragraph">
      <style:paragraph-properties fo:text-align="center"/>
      <style:text-properties style:font-name="OpenSans1"/>
    </style:style>
    <style:style style:name="P21" style:family="paragraph">
      <loext:graphic-properties draw:fill-color="#ffd7d7"/>
      <style:paragraph-properties fo:text-align="center"/>
      <style:text-properties style:font-name="OpenSans1"/>
    </style:style>
    <style:style style:name="P22" style:family="paragraph">
      <loext:graphic-properties draw:fill="none"/>
      <style:paragraph-properties fo:text-align="center"/>
      <style:text-properties fo:color="#c9211e"/>
    </style:style>
    <style:style style:name="P23" style:family="paragraph">
      <style:text-properties fo:color="#c9211e"/>
    </style:style>
    <style:style style:name="P24" style:family="paragraph">
      <loext:graphic-properties draw:fill="none" draw:fill-color="#ffffff"/>
      <style:paragraph-properties style:writing-mode="lr-tb"/>
      <style:text-properties fo:color="#c9211e"/>
    </style:style>
    <style:style style:name="T1" style:family="text">
      <style:text-properties style:font-name="Open Sans1" fo:font-size="24pt" fo:language="en" fo:country="US" style:font-size-asian="24pt" style:font-size-complex="24pt"/>
    </style:style>
    <style:style style:name="T2" style:family="text">
      <style:text-properties style:font-name="Open Sans1" fo:language="en" fo:country="US"/>
    </style:style>
    <style:style style:name="T3" style:family="text">
      <style:text-properties style:font-name="Open Sans1"/>
    </style:style>
    <style:style style:name="T4" style:family="text">
      <style:text-properties fo:color="#000000" style:text-outline="false" style:text-line-through-style="none" style:text-line-through-type="none" style:font-name="Open Sans1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Open Sans1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 Sans1" fo:font-size="18pt"/>
    </style:style>
    <style:style style:name="T7" style:family="text">
      <style:text-properties style:font-name="OpenSans1" fo:font-size="14pt" style:font-size-asian="14pt" style:font-size-complex="14pt"/>
    </style:style>
    <style:style style:name="T8" style:family="text">
      <style:text-properties style:font-name="OpenSans1" fo:font-size="14pt"/>
    </style:style>
    <style:style style:name="T9" style:family="text">
      <style:text-properties style:font-name="OpenSans1" fo:font-size="12pt"/>
    </style:style>
    <style:style style:name="T10" style:family="text">
      <style:text-properties style:font-name="OpenSans1" fo:font-size="12pt" style:font-size-asian="12pt" style:font-size-complex="12pt"/>
    </style:style>
    <style:style style:name="T11" style:family="text">
      <style:text-properties style:font-name="Open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</text:span><text:span text:style-name="T1">ta </text:span><text:span text:style-name="T1">Str</text:span><text:span text:style-name="T1">uct</text:span><text:span text:style-name="T1">ure</text:span><text:span text:style-name="T1">s</text:span><text:span text:style-name="T2"><text:line-break/></text:span><text:span text:style-name="T2">S</text:span><text:span text:style-name="T2">e</text:span><text:span text:style-name="T2">ar</text:span><text:span text:style-name="T2">c</text:span><text:span text:style-name="T2">hi</text:span><text:span text:style-name="T2">n</text:span><text:span text:style-name="T2">g </text:span><text:span text:style-name="T2">T</text:span><text:span text:style-name="T2">e</text:span><text:span text:style-name="T2">c</text:span><text:span text:style-name="T2">h</text:span><text:span text:style-name="T2">ni</text:span><text:span text:style-name="T2">q</text:span><text:span text:style-name="T2">u</text:span><text:span text:style-name="T2">e</text:span><text:span text:style-name="T1"> </text:span><text:span text:style-name="T1">– </text:span><text:span text:style-name="T1">Bin</text:span><text:span text:style-name="T1">ary </text:span><text:span text:style-name="T1">Se</text:span><text:span text:style-name="T1">arc</text:span><text:span text:style-name="T1">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/></text:span><text:span text:style-name="T3">In</text:span><text:span text:style-name="T3">tr</text:span><text:span text:style-name="T3">o</text:span><text:span text:style-name="T3">d</text:span><text:span text:style-name="T3">u</text:span><text:span text:style-name="T3">ct</text:span><text:span text:style-name="T3">io</text:span><text:span text:style-name="T3">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1" text:id="id1"><text:span text:style-name="T4">Data Structure – Binary Search </text:span><text:span text:style-name="T5"><text:line-break/></text:span><text:span text:style-name="T5">Introduction</text:span></text:p>
          </draw:text-box>
        </draw:frame>
        <draw:frame draw:style-name="gr3" draw:text-style-name="P8" draw:layer="layout" svg:width="26.8cm" svg:height="7.986cm" svg:x="0.6cm" svg:y="3.609cm">
          <draw:text-box>
            <text:list text:style-name="L3">
              <text:list-item>
                <text:p xml:id="id2" text:id="id2" text:style-name="P6">It is fast and Efficient Searching Technique</text:p>
              </text:list-item>
              <text:list-item>
                <text:p xml:id="id3" text:id="id3" text:style-name="P7">List should be in a sorted order</text:p>
              </text:list-item>
              <text:list-item>
                <text:p xml:id="id4" text:id="id4" text:style-name="P7">It can be implemented using</text:p>
                <text:p xml:id="id5" text:id="id5" text:style-name="P7">Iterative</text:p>
                <text:p xml:id="id6" text:id="id6" text:style-name="P7">Recursive</text:p>
              </text:list-item>
            </text:list>
            <text:p text:style-name="P7"/>
            <text:list text:continue-numbering="true" text:style-name="L3">
              <text:list-header>
                <text:p text:style-name="P7"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7" text:id="id7"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xml:id="id8" draw:id="id8" draw:layer="layout" svg:width="3.6cm" svg:height="1.115cm" svg:x="2.4cm" svg:y="3.8cm">
          <draw:text-box>
            <text:p><text:span text:style-name="T6">arr[SIZE] </text:span></text:p>
          </draw:text-box>
        </draw:frame>
        <draw:g xml:id="id9" draw:id="id9"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= 10</text:span></text:p>
            </draw:text-box>
          </draw:frame>
        </draw:g>
        <draw:g xml:id="id10" draw:id="id10">
          <draw:g>
            <draw:custom-shape draw:style-name="gr7" draw:text-style-name="P12" draw:layer="layout" svg:width="1.8cm" svg:height="0.8cm" svg:x="4.0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3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3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3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3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cm 7.677cm)">
            <draw:text-box>
              <text:p><text:span text:style-name="T8">arr[9]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width" smil:values="0;width" smil:keyTimes="0;1"/>
                  <anim:animate smil:dur="0.5s" smil:fill="hold" smil:targetElement="id7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= 10</text:span></text:p>
            </draw:text-box>
          </draw:frame>
        </draw:g>
        <draw:g xml:id="id11" draw:id="id11">
          <draw:custom-shape draw:style-name="gr9" draw:text-style-name="P14" draw:layer="layout" svg:width="2.749cm" svg:height="1cm" svg:x="10.123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79cm">
            <draw:text-box>
              <text:p><text:span text:style-name="T7"><text:s/></text:span><text:span text:style-name="T7">key = 12</text:span></text:p>
            </draw:text-box>
          </draw:frame>
        </draw:g>
        <draw:g>
          <draw:g>
            <draw:custom-shape draw:style-name="gr7" draw:text-style-name="P12" draw:layer="layout" svg:width="1.8cm" svg:height="0.8cm" svg:x="4.0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3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3cm 7.677cm)">
            <draw:text-box>
              <text:p><text:span text:style-name="T8">arr[</text:span><text:span text:style-name="T8">1]</text:span></text:p>
            </draw:text-box>
          </draw:frame>
          <draw:frame draw:style-name="gr8" draw:text-style-name="P13" draw:layer="layout" svg:width="2.184cm" svg:height="1cm" draw:transform="rotate (0.515919326889524) translate (7.293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cm 7.677cm)">
            <draw:text-box>
              <text:p><text:span text:style-name="T8">a</text:span><text:span text:style-name="T8">r</text:span><text:span text:style-name="T8">r</text:span><text:span text:style-name="T8">[</text:span><text:span text:style-name="T8">7</text:span><text:span text:style-name="T8">]</text:span></text:p>
            </draw:text-box>
          </draw:frame>
          <draw:frame draw:style-name="gr8" draw:text-style-name="P13" draw:layer="layout" svg:width="2.184cm" svg:height="1cm" draw:transform="rotate (0.515919326889524) translate (14.4cm 7.677cm)">
            <draw:text-box>
              <text:p><text:span text:style-name="T8">arr</text:span><text:span text:style-name="T8">[6]</text:span></text:p>
            </draw:text-box>
          </draw:frame>
          <draw:frame draw:style-name="gr8" draw:text-style-name="P13" draw:layer="layout" svg:width="2.184cm" svg:height="1cm" draw:transform="rotate (0.515919326889524) translate (12.693cm 7.73cm)">
            <draw:text-box>
              <text:p><text:span text:style-name="T8">a</text:span><text:span text:style-name="T8">r</text:span><text:span text:style-name="T8">r</text:span><text:span text:style-name="T8">[</text:span><text:span text:style-name="T8">5</text:span><text:span text:style-name="T8">]</text:span></text:p>
            </draw:text-box>
          </draw:frame>
          <draw:frame draw:style-name="gr8" draw:text-style-name="P13" draw:layer="layout" svg:width="2.184cm" svg:height="1cm" draw:transform="rotate (0.515919326889524) translate (10.8cm 7.677cm)">
            <draw:text-box>
              <text:p><text:span text:style-name="T8">a</text:span><text:span text:style-name="T8">r</text:span><text:span text:style-name="T8">r</text:span><text:span text:style-name="T8">[</text:span><text:span text:style-name="T8">4</text:span><text:span text:style-name="T8">]</text:span></text:p>
            </draw:text-box>
          </draw:frame>
          <draw:frame draw:style-name="gr8" draw:text-style-name="P13" draw:layer="layout" svg:width="2.184cm" svg:height="1cm" draw:transform="rotate (0.515919326889524) translate (9cm 7.677cm)">
            <draw:text-box>
              <text:p><text:span text:style-name="T8">a</text:span><text:span text:style-name="T8">r</text:span><text:span text:style-name="T8">r</text:span><text:span text:style-name="T8">[</text:span><text:span text:style-name="T8">3</text:span><text:span text:style-name="T8">]</text:span></text:p>
            </draw:text-box>
          </draw:frame>
          <draw:frame draw:style-name="gr8" draw:text-style-name="P13" draw:layer="layout" svg:width="2.184cm" svg:height="1cm" draw:transform="rotate (0.515919326889524) translate (19.9cm 7.677cm)">
            <draw:text-box>
              <text:p><text:span text:style-name="T8">a</text:span><text:span text:style-name="T8">r</text:span><text:span text:style-name="T8">r</text:span><text:span text:style-name="T8">[</text:span><text:span text:style-name="T8">9</text:span><text:span text:style-name="T8">]</text:span></text:p>
            </draw:text-box>
          </draw:frame>
        </draw:g>
        <draw:g xml:id="id12" draw:id="id12">
          <draw:line draw:style-name="gr11" draw:text-style-name="P15" draw:layer="layout" svg:x1="4.8cm" svg:y1="8.8cm" svg:x2="4.8cm" svg:y2="7.9cm">
            <text:p/>
          </draw:line>
          <draw:frame draw:style-name="gr12" draw:text-style-name="P16" draw:layer="layout" svg:width="1.45cm" svg:height="0.962cm" svg:x="4.1cm" svg:y="8.7cm">
            <draw:text-box>
              <text:p>low</text:p>
            </draw:text-box>
          </draw:frame>
        </draw:g>
        <draw:g xml:id="id13" draw:id="id13">
          <draw:frame draw:style-name="gr13" draw:text-style-name="P16" draw:layer="layout" svg:width="1.696cm" svg:height="0.962cm" svg:x="20.5cm" svg:y="8.538cm">
            <draw:text-box>
              <text:p>high</text:p>
            </draw:text-box>
          </draw:frame>
          <draw:line draw:style-name="gr11" draw:text-style-name="P15" draw:layer="layout" svg:x1="21.2cm" svg:y1="8.7cm" svg:x2="21.2cm" svg:y2="7.8cm">
            <text:p/>
          </draw:line>
        </draw:g>
        <draw:frame draw:style-name="gr14" draw:text-style-name="P17" draw:layer="layout" svg:width="1.18cm" svg:height="0.747cm" svg:x="6.195cm" svg:y="6.204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6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6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6cm">
          <draw:text-box>
            <text:p><text:span text:style-name="T9">10</text:span></text:p>
          </draw:text-box>
        </draw:frame>
        <draw:frame draw:style-name="gr19" draw:text-style-name="P17" draw:layer="layout" svg:width="1.632cm" svg:height="0.866cm" svg:x="16.785cm" svg:y="6.211cm">
          <draw:text-box>
            <text:p><text:span text:style-name="T9">1</text:span><text:span text:style-name="T9">6</text:span></text:p>
          </draw:text-box>
        </draw:frame>
        <draw:frame draw:style-name="gr20" draw:text-style-name="P17" draw:layer="layout" svg:width="1.376cm" svg:height="0.866cm" svg:x="18.62cm" svg:y="6.207cm">
          <draw:text-box>
            <text:p><text:span text:style-name="T9">3</text:span><text:span text:style-name="T9">4</text:span></text:p>
          </draw:text-box>
        </draw:frame>
        <draw:frame draw:style-name="gr16" draw:text-style-name="P17" draw:layer="layout" svg:width="1.376cm" svg:height="0.747cm" svg:x="13.34cm" svg:y="6.207cm">
          <draw:text-box>
            <text:p><text:span text:style-name="T9">1</text:span><text:span text:style-name="T9">2</text:span></text:p>
          </draw:text-box>
        </draw:frame>
        <draw:frame draw:style-name="gr21" draw:text-style-name="P17" draw:layer="layout" svg:width="1.375cm" svg:height="0.866cm" svg:x="15.064cm" svg:y="6.207cm">
          <draw:text-box>
            <text:p><text:span text:style-name="T9">1</text:span><text:span text:style-name="T9">4</text:span></text:p>
          </draw:text-box>
        </draw:frame>
        <draw:frame draw:style-name="gr20" draw:text-style-name="P18" draw:layer="layout" svg:width="1.376cm" svg:height="0.866cm" svg:x="20.424cm" svg:y="6.207cm">
          <draw:text-box>
            <text:p><text:span text:style-name="T10">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</text:span><text:span text:style-name="T6">SIZE</text:span><text:span text:style-name="T6">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</text:span><text:span text:style-name="T7">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7"><text:s/></text:span><text:span text:style-name="T7">key </text:span><text:span text:style-name="T7">= 12</text:span></text:p>
            </draw:text-box>
          </draw:frame>
        </draw:g>
        <draw:frame draw:style-name="gr22" draw:text-style-name="P19" xml:id="id14" draw:id="id14" draw:layer="layout" svg:width="1.59cm" svg:height="0.988cm" svg:x="14.6cm" svg:y="9.6cm">
          <draw:text-box>
            <text:p><text:span text:style-name="T11">low</text:span></text:p>
          </draw:text-box>
        </draw:frame>
        <draw:frame draw:style-name="gr23" draw:text-style-name="P19" xml:id="id15" draw:id="id15" draw:layer="layout" svg:width="1.886cm" svg:height="0.988cm" svg:x="17.2cm" svg:y="9.6cm">
          <draw:text-box>
            <text:p><text:span text:style-name="T11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8">arr[5</text:span><text:span text:style-name="T8">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8">ar</text:span><text:span text:style-name="T8">r[</text:span><text:span text:style-name="T8">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8">arr[9]</text:span></text:p>
            </draw:text-box>
          </draw:frame>
        </draw:g>
        <draw:g>
          <draw:line draw:style-name="gr11" draw:text-style-name="P15" draw:layer="layout" svg:x1="4.801cm" svg:y1="8.8cm" svg:x2="4.801cm" svg:y2="7.9cm">
            <text:p/>
          </draw:line>
          <draw:frame draw:style-name="gr12" draw:text-style-name="P16" draw:layer="layout" svg:width="1.45cm" svg:height="0.962cm" svg:x="4.101cm" svg:y="8.7cm">
            <draw:text-box>
              <text:p>low</text:p>
            </draw:text-box>
          </draw:frame>
        </draw:g>
        <draw:g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xml:id="id16" draw:id="id16" draw:layer="layout" svg:width="6.763cm" svg:height="0.988cm" svg:x="19.7cm" svg:y="9.6cm">
          <draw:text-box>
            <text:p><text:span text:style-name="T11">mid = (low+high)/2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9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9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9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0">88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</text:span><text:span text:style-name="T6">SIZE</text:span><text:span text:style-name="T6">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</text:span><text:span text:style-name="T7">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7"><text:s/></text:span><text:span text:style-name="T7">key </text:span><text:span text:style-name="T7">= 12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11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11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8">arr[9]</text:span></text:p>
            </draw:text-box>
          </draw:frame>
        </draw:g>
        <draw:g>
          <draw:line draw:style-name="gr11" draw:text-style-name="P15" draw:layer="layout" svg:x1="4.801cm" svg:y1="8.8cm" svg:x2="4.801cm" svg:y2="7.9cm">
            <text:p/>
          </draw:line>
          <draw:frame draw:style-name="gr12" draw:text-style-name="P16" draw:layer="layout" svg:width="1.45cm" svg:height="0.962cm" svg:x="4.101cm" svg:y="8.7cm">
            <draw:text-box>
              <text:p>low</text:p>
            </draw:text-box>
          </draw:frame>
        </draw:g>
        <draw:g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draw:layer="layout" svg:width="6.763cm" svg:height="0.988cm" svg:x="19.7cm" svg:y="9.6cm">
          <draw:text-box>
            <text:p><text:span text:style-name="T11">mid </text:span><text:span text:style-name="T11">= </text:span><text:span text:style-name="T11">(low</text:span><text:span text:style-name="T11">+hi</text:span><text:span text:style-name="T11">gh)/</text:span><text:span text:style-name="T11">2</text:span></text:p>
          </draw:text-box>
        </draw:frame>
        <draw:frame draw:style-name="gr25" draw:text-style-name="P19" xml:id="id17" draw:id="id17" draw:layer="layout" svg:width="0.904cm" svg:height="0.988cm" svg:x="14.9cm" svg:y="10.512cm">
          <draw:text-box>
            <text:p><text:span text:style-name="T11">0</text:span></text:p>
          </draw:text-box>
        </draw:frame>
        <draw:frame draw:style-name="gr25" draw:text-style-name="P19" xml:id="id18" draw:id="id18" draw:layer="layout" svg:width="0.904cm" svg:height="0.988cm" svg:x="17.696cm" svg:y="10.588cm">
          <draw:text-box>
            <text:p><text:span text:style-name="T11">9</text:span></text:p>
          </draw:text-box>
        </draw:frame>
        <draw:frame draw:style-name="gr26" draw:text-style-name="P19" xml:id="id19" draw:id="id19" draw:layer="layout" svg:width="8.3cm" svg:height="1.012cm" svg:x="19.7cm" svg:y="10.588cm">
          <draw:text-box>
            <text:p><text:span text:style-name="T11">mid = (0+9)/2 = 4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9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9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9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0">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</text:span><text:span text:style-name="T6">SIZE</text:span><text:span text:style-name="T6">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</text:span><text:span text:style-name="T7">= 10</text:span></text:p>
            </draw:text-box>
          </draw:frame>
        </draw:g>
        <draw:g xml:id="id21" draw:id="id21"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7"><text:s/></text:span><text:span text:style-name="T7">key </text:span><text:span text:style-name="T7">= 12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11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11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8">arr[9]</text:span></text:p>
            </draw:text-box>
          </draw:frame>
        </draw:g>
        <draw:g>
          <draw:line draw:style-name="gr11" draw:text-style-name="P15" draw:layer="layout" svg:x1="4.801cm" svg:y1="8.8cm" svg:x2="4.801cm" svg:y2="7.9cm">
            <text:p/>
          </draw:line>
          <draw:frame draw:style-name="gr12" draw:text-style-name="P16" draw:layer="layout" svg:width="1.45cm" svg:height="0.962cm" svg:x="4.101cm" svg:y="8.7cm">
            <draw:text-box>
              <text:p>low</text:p>
            </draw:text-box>
          </draw:frame>
        </draw:g>
        <draw:g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draw:layer="layout" svg:width="6.763cm" svg:height="0.988cm" svg:x="19.7cm" svg:y="9.6cm">
          <draw:text-box>
            <text:p><text:span text:style-name="T11">mid </text:span><text:span text:style-name="T11">= </text:span><text:span text:style-name="T11">(low</text:span><text:span text:style-name="T11">+hi</text:span><text:span text:style-name="T11">gh)/</text:span><text:span text:style-name="T11">2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11">mid </text:span><text:span text:style-name="T11">= </text:span><text:span text:style-name="T11">(0+</text:span><text:span text:style-name="T11">9)/2 </text:span><text:span text:style-name="T11">= 4</text:span></text:p>
          </draw:text-box>
        </draw:frame>
        <draw:g>
          <draw:line draw:style-name="gr11" draw:text-style-name="P15" draw:layer="layout" svg:x1="12.25cm" svg:y1="8.938cm" svg:x2="12.25cm" svg:y2="8.038cm">
            <text:p/>
          </draw:line>
          <draw:frame draw:style-name="gr27" draw:text-style-name="P16" draw:layer="layout" svg:width="1.522cm" svg:height="0.962cm" svg:x="11.55cm" svg:y="8.838cm">
            <draw:text-box>
              <text:p>mid</text:p>
            </draw:text-box>
          </draw:frame>
        </draw:g>
        <draw:frame draw:style-name="gr14" draw:text-style-name="P17" draw:layer="layout" svg:width="1.18cm" svg:height="0.747cm" svg:x="6.195cm" svg:y="6.205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 xml:id="id20" text:id="id20"><text:span text:style-name="T9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9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9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0">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bold-reveal" presentation:text-only="true">
                  <anim:set smil:dur="indefinite" smil:targetElement="id20" anim:sub-item="text" smil:attributeName="font-weight" smil:to="bold"/>
                </anim:par>
              </anim:par>
              <anim:par smil:begin="0s">
                <anim:par smil:begin="0s" smil:fill="hold" presentation:node-type="after-previous" presentation:preset-class="emphasis" presentation:preset-id="ooo-emphasis-flash-bulb">
                  <anim:transitionFilter smil:dur="0.5s" smil:targetElement="id21" smil:keySplines="0,0;0.2,0.5;0.8,0.5;1,0" smil:type="fade" smil:subtype="crossfade" smil:mode="out"/>
                  <anim:animateTransform smil:dur="0.25s" smil:fill="hold" smil:autoReverse="true" smil:targetElement="id21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</text:span><text:span text:style-name="T6">SIZE</text:span><text:span text:style-name="T6">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</text:span><text:span text:style-name="T7">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7"><text:s/></text:span><text:span text:style-name="T7">key </text:span><text:span text:style-name="T7">= 12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11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11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8">arr[9]</text:span></text:p>
            </draw:text-box>
          </draw:frame>
        </draw:g>
        <draw:g>
          <draw:line draw:style-name="gr11" draw:text-style-name="P15" draw:layer="layout" svg:x1="4.801cm" svg:y1="8.8cm" svg:x2="4.801cm" svg:y2="7.9cm">
            <text:p/>
          </draw:line>
          <draw:frame draw:style-name="gr12" draw:text-style-name="P16" draw:layer="layout" svg:width="1.45cm" svg:height="0.962cm" svg:x="4.101cm" svg:y="8.7cm">
            <draw:text-box>
              <text:p>low</text:p>
            </draw:text-box>
          </draw:frame>
        </draw:g>
        <draw:g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draw:layer="layout" svg:width="6.763cm" svg:height="0.988cm" svg:x="19.7cm" svg:y="9.6cm">
          <draw:text-box>
            <text:p><text:span text:style-name="T11">mid </text:span><text:span text:style-name="T11">= </text:span><text:span text:style-name="T11">(low</text:span><text:span text:style-name="T11">+hi</text:span><text:span text:style-name="T11">gh)/</text:span><text:span text:style-name="T11">2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11">mid </text:span><text:span text:style-name="T11">= </text:span><text:span text:style-name="T11">(0+</text:span><text:span text:style-name="T11">9)/2 </text:span><text:span text:style-name="T11">= 4</text:span></text:p>
          </draw:text-box>
        </draw:frame>
        <draw:g>
          <draw:line draw:style-name="gr11" draw:text-style-name="P15" draw:layer="layout" svg:x1="12.25cm" svg:y1="8.938cm" svg:x2="12.25cm" svg:y2="8.038cm">
            <text:p/>
          </draw:line>
          <draw:frame draw:style-name="gr27" draw:text-style-name="P16" draw:layer="layout" svg:width="1.522cm" svg:height="0.962cm" svg:x="11.55cm" svg:y="8.838cm">
            <draw:text-box>
              <text:p>mid</text:p>
            </draw:text-box>
          </draw:frame>
        </draw:g>
        <draw:frame draw:style-name="gr25" draw:text-style-name="P19" xml:id="id22" draw:id="id22" draw:layer="layout" svg:width="0.904cm" svg:height="0.988cm" svg:x="14.9cm" svg:y="11.6cm">
          <draw:text-box>
            <text:p><text:span text:style-name="T11">5</text:span></text:p>
          </draw:text-box>
        </draw:frame>
        <draw:frame draw:style-name="gr25" draw:text-style-name="P19" xml:id="id23" draw:id="id23" draw:layer="layout" svg:width="0.904cm" svg:height="0.988cm" svg:x="17.696cm" svg:y="11.676cm">
          <draw:text-box>
            <text:p><text:span text:style-name="T11">9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9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9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9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0">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</text:span><text:span text:style-name="T6">SIZE</text:span><text:span text:style-name="T6">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</text:span><text:span text:style-name="T7">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7"><text:s/></text:span><text:span text:style-name="T7">key </text:span><text:span text:style-name="T7">= 12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11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11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8">arr[9]</text:span></text:p>
            </draw:text-box>
          </draw:frame>
        </draw:g>
        <draw:g xml:id="id24" draw:id="id24">
          <draw:line draw:style-name="gr11" draw:text-style-name="P15" draw:layer="layout" svg:x1="4.801cm" svg:y1="8.8cm" svg:x2="4.801cm" svg:y2="7.9cm">
            <text:p/>
          </draw:line>
          <draw:frame draw:style-name="gr12" draw:text-style-name="P16" draw:layer="layout" svg:width="1.45cm" svg:height="0.962cm" svg:x="4.101cm" svg:y="8.7cm">
            <draw:text-box>
              <text:p>low</text:p>
            </draw:text-box>
          </draw:frame>
        </draw:g>
        <draw:g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draw:layer="layout" svg:width="6.763cm" svg:height="0.988cm" svg:x="19.7cm" svg:y="9.6cm">
          <draw:text-box>
            <text:p><text:span text:style-name="T11">mid </text:span><text:span text:style-name="T11">= </text:span><text:span text:style-name="T11">(low</text:span><text:span text:style-name="T11">+hi</text:span><text:span text:style-name="T11">gh)/</text:span><text:span text:style-name="T11">2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11">mid </text:span><text:span text:style-name="T11">= </text:span><text:span text:style-name="T11">(0+</text:span><text:span text:style-name="T11">9)/2 </text:span><text:span text:style-name="T11">= 4</text:span></text:p>
          </draw:text-box>
        </draw:frame>
        <draw:g>
          <draw:line draw:style-name="gr11" draw:text-style-name="P15" draw:layer="layout" svg:x1="12.25cm" svg:y1="8.938cm" svg:x2="12.25cm" svg:y2="8.038cm">
            <text:p/>
          </draw:line>
          <draw:frame draw:style-name="gr27" draw:text-style-name="P16" draw:layer="layout" svg:width="1.522cm" svg:height="0.962cm" svg:x="11.55cm" svg:y="8.838cm">
            <draw:text-box>
              <text:p>mid</text:p>
            </draw:text-box>
          </draw:frame>
        </draw:g>
        <draw:frame draw:style-name="gr25" draw:text-style-name="P19" draw:layer="layout" svg:width="0.904cm" svg:height="0.988cm" svg:x="14.9cm" svg:y="11.6cm">
          <draw:text-box>
            <text:p><text:span text:style-name="T11">5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11">9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9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9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9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0">88</text:span></text:p>
          </draw:text-box>
        </draw:frame>
        <draw:g xml:id="id25" draw:id="id25">
          <draw:line draw:style-name="gr11" draw:text-style-name="P15" draw:layer="layout" svg:x1="14.05cm" svg:y1="8.9cm" svg:x2="14.05cm" svg:y2="8cm">
            <text:p/>
          </draw:line>
          <draw:frame draw:style-name="gr12" draw:text-style-name="P16" draw:layer="layout" svg:width="1.45cm" svg:height="0.962cm" svg:x="13.35cm" svg:y="8.8cm">
            <draw:text-box>
              <text:p>low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</text:span><text:span text:style-name="T6">SIZE</text:span><text:span text:style-name="T6">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</text:span><text:span text:style-name="T7">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7"><text:s/></text:span><text:span text:style-name="T7">key </text:span><text:span text:style-name="T7">= 12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11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11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8">arr[9]</text:span></text:p>
            </draw:text-box>
          </draw:frame>
        </draw:g>
        <draw:g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draw:layer="layout" svg:width="6.763cm" svg:height="0.988cm" svg:x="19.7cm" svg:y="9.6cm">
          <draw:text-box>
            <text:p><text:span text:style-name="T11">mid </text:span><text:span text:style-name="T11">= </text:span><text:span text:style-name="T11">(low</text:span><text:span text:style-name="T11">+hi</text:span><text:span text:style-name="T11">gh)/</text:span><text:span text:style-name="T11">2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11">mid </text:span><text:span text:style-name="T11">= </text:span><text:span text:style-name="T11">(0+</text:span><text:span text:style-name="T11">9)/2 </text:span><text:span text:style-name="T11">= 4</text:span></text:p>
          </draw:text-box>
        </draw:frame>
        <draw:g xml:id="id27" draw:id="id27">
          <draw:line draw:style-name="gr11" draw:text-style-name="P15" draw:layer="layout" svg:x1="12.25cm" svg:y1="8.938cm" svg:x2="12.25cm" svg:y2="8.038cm">
            <text:p/>
          </draw:line>
          <draw:frame draw:style-name="gr27" draw:text-style-name="P16" draw:layer="layout" svg:width="1.522cm" svg:height="0.962cm" svg:x="11.55cm" svg:y="8.838cm">
            <draw:text-box>
              <text:p>mid</text:p>
            </draw:text-box>
          </draw:frame>
        </draw:g>
        <draw:frame draw:style-name="gr25" draw:text-style-name="P19" draw:layer="layout" svg:width="0.904cm" svg:height="0.988cm" svg:x="14.9cm" svg:y="11.6cm">
          <draw:text-box>
            <text:p><text:span text:style-name="T11">5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1.676cm">
          <draw:text-box>
            <text:p xml:id="id26" text:id="id26"><text:span text:style-name="T11">mid = (5+9)/2 = 7</text:span></text:p>
          </draw:text-box>
        </draw:frame>
        <draw:g xml:id="id28" draw:id="id28">
          <draw:line draw:style-name="gr11" draw:text-style-name="P15" draw:layer="layout" svg:x1="17.7cm" svg:y1="8.8cm" svg:x2="17.7cm" svg:y2="7.9cm">
            <text:p/>
          </draw:line>
          <draw:frame draw:style-name="gr27" draw:text-style-name="P16" draw:layer="layout" svg:width="1.522cm" svg:height="0.962cm" svg:x="17cm" svg:y="8.7cm">
            <draw:text-box>
              <text:p>mid</text:p>
            </draw:text-box>
          </draw:frame>
        </draw:g>
        <draw:frame draw:style-name="gr14" draw:text-style-name="P17" draw:layer="layout" svg:width="1.18cm" svg:height="0.747cm" svg:x="6.195cm" svg:y="6.205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9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9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9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0">88</text:span></text:p>
          </draw:text-box>
        </draw:frame>
        <draw:g>
          <draw:line draw:style-name="gr11" draw:text-style-name="P15" draw:layer="layout" svg:x1="14.05cm" svg:y1="8.9cm" svg:x2="14.05cm" svg:y2="8cm">
            <text:p/>
          </draw:line>
          <draw:frame draw:style-name="gr12" draw:text-style-name="P16" draw:layer="layout" svg:width="1.45cm" svg:height="0.962cm" svg:x="13.35cm" svg:y="8.8cm">
            <draw:text-box>
              <text:p>low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</text:span><text:span text:style-name="T6">SIZE</text:span><text:span text:style-name="T6">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= </text:span><text:span text:style-name="T7">10</text:span></text:p>
            </draw:text-box>
          </draw:frame>
        </draw:g>
        <draw:g xml:id="id30" draw:id="id30"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7"><text:s/></text:span><text:span text:style-name="T7">key = 12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11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11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8">arr[7</text:span><text:span text:style-name="T8">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8">ar</text:span><text:span text:style-name="T8">r[</text:span><text:span text:style-name="T8">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8">arr[9]</text:span></text:p>
            </draw:text-box>
          </draw:frame>
        </draw:g>
        <draw:g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draw:layer="layout" svg:width="6.763cm" svg:height="0.988cm" svg:x="19.7cm" svg:y="9.6cm">
          <draw:text-box>
            <text:p><text:span text:style-name="T11">mid = (low+high)/2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11">mid = (0+9)/2 = 4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11">5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1.676cm">
          <draw:text-box>
            <text:p><text:span text:style-name="T11">mid = (5+9)/2 = 7</text:span></text:p>
          </draw:text-box>
        </draw:frame>
        <draw:g>
          <draw:line draw:style-name="gr11" draw:text-style-name="P15" draw:layer="layout" svg:x1="17.7cm" svg:y1="8.8cm" svg:x2="17.7cm" svg:y2="7.9cm">
            <text:p/>
          </draw:line>
          <draw:frame draw:style-name="gr27" draw:text-style-name="P16" draw:layer="layout" svg:width="1.522cm" svg:height="0.962cm" svg:x="17cm" svg:y="8.7cm">
            <draw:text-box>
              <text:p>mid</text:p>
            </draw:text-box>
          </draw:frame>
        </draw:g>
        <draw:frame draw:style-name="gr14" draw:text-style-name="P17" draw:layer="layout" svg:width="1.18cm" svg:height="0.747cm" svg:x="6.195cm" svg:y="6.205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9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 xml:id="id29" text:id="id29"><text:span text:style-name="T9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9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0">88</text:span></text:p>
          </draw:text-box>
        </draw:frame>
        <draw:g>
          <draw:line draw:style-name="gr11" draw:text-style-name="P15" draw:layer="layout" svg:x1="14.05cm" svg:y1="8.9cm" svg:x2="14.05cm" svg:y2="8cm">
            <text:p/>
          </draw:line>
          <draw:frame draw:style-name="gr12" draw:text-style-name="P16" draw:layer="layout" svg:width="1.45cm" svg:height="0.962cm" svg:x="13.35cm" svg:y="8.8cm">
            <draw:text-box>
              <text:p>low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text-only="true" presentation:node-type="with-previous" presentation:preset-class="emphasis" presentation:preset-id="ooo-emphasis-bold-reveal">
                  <anim:set smil:dur="indefinite" smil:targetElement="id29" anim:sub-item="text" smil:attributeName="font-weight" smil:to="bol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30" smil:keySplines="0,0;0.2,0.5;0.8,0.5;1,0" smil:type="fade" smil:subtype="crossfade" smil:mode="out"/>
                  <anim:animateTransform smil:dur="0.25s" smil:fill="hold" smil:autoReverse="true" smil:targetElement="id30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</text:span><text:span text:style-name="T6">SIZE</text:span><text:span text:style-name="T6">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</text:span><text:span text:style-name="T7">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7"><text:s/></text:span><text:span text:style-name="T7">key </text:span><text:span text:style-name="T7">= 12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11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11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8">arr[9]</text:span></text:p>
            </draw:text-box>
          </draw:frame>
        </draw:g>
        <draw:g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draw:layer="layout" svg:width="6.763cm" svg:height="0.988cm" svg:x="19.7cm" svg:y="9.6cm">
          <draw:text-box>
            <text:p><text:span text:style-name="T11">mid </text:span><text:span text:style-name="T11">= </text:span><text:span text:style-name="T11">(low</text:span><text:span text:style-name="T11">+hi</text:span><text:span text:style-name="T11">gh)/</text:span><text:span text:style-name="T11">2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9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9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9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0">88</text:span></text:p>
          </draw:text-box>
        </draw:frame>
        <draw:g>
          <draw:line draw:style-name="gr11" draw:text-style-name="P15" draw:layer="layout" svg:x1="14.05cm" svg:y1="8.9cm" svg:x2="14.05cm" svg:y2="8cm">
            <text:p/>
          </draw:line>
          <draw:frame draw:style-name="gr12" draw:text-style-name="P16" draw:layer="layout" svg:width="1.45cm" svg:height="0.962cm" svg:x="13.35cm" svg:y="8.8cm">
            <draw:text-box>
              <text:p>low</text:p>
            </draw:text-box>
          </draw:frame>
        </draw:g>
        <draw:frame draw:style-name="gr25" draw:text-style-name="P19" draw:layer="layout" svg:width="0.904cm" svg:height="0.988cm" svg:x="14.9cm" svg:y="10.512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11">mid </text:span><text:span text:style-name="T11">= </text:span><text:span text:style-name="T11">(0+</text:span><text:span text:style-name="T11">9)/2 </text:span><text:span text:style-name="T11">= 4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11">5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1.676cm">
          <draw:text-box>
            <text:p><text:span text:style-name="T11">mid </text:span><text:span text:style-name="T11">= </text:span><text:span text:style-name="T11">(5+</text:span><text:span text:style-name="T11">9)/2 </text:span><text:span text:style-name="T11">= 7</text:span></text:p>
          </draw:text-box>
        </draw:frame>
        <draw:g>
          <draw:line draw:style-name="gr11" draw:text-style-name="P15" draw:layer="layout" svg:x1="17.7cm" svg:y1="8.8cm" svg:x2="17.7cm" svg:y2="7.9cm">
            <text:p/>
          </draw:line>
          <draw:frame draw:style-name="gr27" draw:text-style-name="P16" draw:layer="layout" svg:width="1.522cm" svg:height="0.962cm" svg:x="17cm" svg:y="8.7cm">
            <draw:text-box>
              <text:p>mid</text:p>
            </draw:text-box>
          </draw:frame>
        </draw:g>
        <draw:frame draw:style-name="gr25" draw:text-style-name="P19" xml:id="id31" draw:id="id31" draw:layer="layout" svg:width="0.904cm" svg:height="0.988cm" svg:x="14.9cm" svg:y="12.636cm">
          <draw:text-box>
            <text:p><text:span text:style-name="T11">5</text:span></text:p>
          </draw:text-box>
        </draw:frame>
        <draw:frame draw:style-name="gr25" draw:text-style-name="P19" xml:id="id32" draw:id="id32" draw:layer="layout" svg:width="0.904cm" svg:height="0.988cm" svg:x="17.696cm" svg:y="12.712cm">
          <draw:text-box>
            <text:p><text:span text:style-name="T11">6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</text:span><text:span text:style-name="T6">SIZE</text:span><text:span text:style-name="T6">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</text:span><text:span text:style-name="T7">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7"><text:s/></text:span><text:span text:style-name="T7">key </text:span><text:span text:style-name="T7">= 12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11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11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8">arr[9]</text:span></text:p>
            </draw:text-box>
          </draw:frame>
        </draw:g>
        <draw:g xml:id="id33" draw:id="id33"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draw:layer="layout" svg:width="6.763cm" svg:height="0.988cm" svg:x="19.7cm" svg:y="9.6cm">
          <draw:text-box>
            <text:p><text:span text:style-name="T11">mid </text:span><text:span text:style-name="T11">= </text:span><text:span text:style-name="T11">(low</text:span><text:span text:style-name="T11">+hi</text:span><text:span text:style-name="T11">gh)/</text:span><text:span text:style-name="T11">2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9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9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9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0">88</text:span></text:p>
          </draw:text-box>
        </draw:frame>
        <draw:g>
          <draw:line draw:style-name="gr11" draw:text-style-name="P15" draw:layer="layout" svg:x1="14.05cm" svg:y1="8.9cm" svg:x2="14.05cm" svg:y2="8cm">
            <text:p/>
          </draw:line>
          <draw:frame draw:style-name="gr12" draw:text-style-name="P16" draw:layer="layout" svg:width="1.45cm" svg:height="0.962cm" svg:x="13.35cm" svg:y="8.8cm">
            <draw:text-box>
              <text:p>low</text:p>
            </draw:text-box>
          </draw:frame>
        </draw:g>
        <draw:frame draw:style-name="gr25" draw:text-style-name="P19" draw:layer="layout" svg:width="0.904cm" svg:height="0.988cm" svg:x="14.9cm" svg:y="10.512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11">mid </text:span><text:span text:style-name="T11">= </text:span><text:span text:style-name="T11">(0+</text:span><text:span text:style-name="T11">9)/2 </text:span><text:span text:style-name="T11">= 4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11">5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1.676cm">
          <draw:text-box>
            <text:p><text:span text:style-name="T11">mid </text:span><text:span text:style-name="T11">= </text:span><text:span text:style-name="T11">(5+</text:span><text:span text:style-name="T11">9)/2 </text:span><text:span text:style-name="T11">= 7</text:span></text:p>
          </draw:text-box>
        </draw:frame>
        <draw:g>
          <draw:line draw:style-name="gr11" draw:text-style-name="P15" draw:layer="layout" svg:x1="17.7cm" svg:y1="8.8cm" svg:x2="17.7cm" svg:y2="7.9cm">
            <text:p/>
          </draw:line>
          <draw:frame draw:style-name="gr27" draw:text-style-name="P16" draw:layer="layout" svg:width="1.522cm" svg:height="0.962cm" svg:x="17cm" svg:y="8.7cm">
            <draw:text-box>
              <text:p>mid</text:p>
            </draw:text-box>
          </draw:frame>
        </draw:g>
        <draw:frame draw:style-name="gr25" draw:text-style-name="P19" draw:layer="layout" svg:width="0.904cm" svg:height="0.988cm" svg:x="14.9cm" svg:y="12.636cm">
          <draw:text-box>
            <text:p><text:span text:style-name="T11">5</text:span></text:p>
          </draw:text-box>
        </draw:frame>
        <draw:frame draw:style-name="gr25" draw:text-style-name="P19" draw:layer="layout" svg:width="0.904cm" svg:height="0.988cm" svg:x="17.696cm" svg:y="12.712cm">
          <draw:text-box>
            <text:p><text:span text:style-name="T11">6</text:span></text:p>
          </draw:text-box>
        </draw:frame>
        <draw:g xml:id="id34" draw:id="id34">
          <draw:frame draw:style-name="gr13" draw:text-style-name="P16" draw:layer="layout" svg:width="1.696cm" svg:height="0.962cm" svg:x="15.098cm" svg:y="8.638cm">
            <draw:text-box>
              <text:p>high</text:p>
            </draw:text-box>
          </draw:frame>
          <draw:line draw:style-name="gr11" draw:text-style-name="P15" draw:layer="layout" svg:x1="15.798cm" svg:y1="8.8cm" svg:x2="15.798cm" svg:y2="7.9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</text:span><text:span text:style-name="T6">SIZE</text:span><text:span text:style-name="T6">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</text:span><text:span text:style-name="T7">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7"><text:s/></text:span><text:span text:style-name="T7">key </text:span><text:span text:style-name="T7">= 12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11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11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8">arr[9]</text:span></text:p>
            </draw:text-box>
          </draw:frame>
        </draw:g>
        <draw:frame draw:style-name="gr24" draw:text-style-name="P19" draw:layer="layout" svg:width="6.763cm" svg:height="0.988cm" svg:x="19.7cm" svg:y="9.6cm">
          <draw:text-box>
            <text:p><text:span text:style-name="T11">mid </text:span><text:span text:style-name="T11">= </text:span><text:span text:style-name="T11">(low</text:span><text:span text:style-name="T11">+hi</text:span><text:span text:style-name="T11">gh)/</text:span><text:span text:style-name="T11">2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9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9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9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0">88</text:span></text:p>
          </draw:text-box>
        </draw:frame>
        <draw:g>
          <draw:line draw:style-name="gr11" draw:text-style-name="P15" draw:layer="layout" svg:x1="14.05cm" svg:y1="8.9cm" svg:x2="14.05cm" svg:y2="8cm">
            <text:p/>
          </draw:line>
          <draw:frame draw:style-name="gr12" draw:text-style-name="P16" draw:layer="layout" svg:width="1.45cm" svg:height="0.962cm" svg:x="13.35cm" svg:y="8.8cm">
            <draw:text-box>
              <text:p>low</text:p>
            </draw:text-box>
          </draw:frame>
        </draw:g>
        <draw:frame draw:style-name="gr25" draw:text-style-name="P19" draw:layer="layout" svg:width="0.904cm" svg:height="0.988cm" svg:x="14.9cm" svg:y="10.512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11">mid </text:span><text:span text:style-name="T11">= </text:span><text:span text:style-name="T11">(0+</text:span><text:span text:style-name="T11">9)/2 </text:span><text:span text:style-name="T11">= 4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11">5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1.676cm">
          <draw:text-box>
            <text:p><text:span text:style-name="T11">mid </text:span><text:span text:style-name="T11">= </text:span><text:span text:style-name="T11">(5+</text:span><text:span text:style-name="T11">9)/2 </text:span><text:span text:style-name="T11">= 7</text:span></text:p>
          </draw:text-box>
        </draw:frame>
        <draw:g xml:id="id36" draw:id="id36">
          <draw:line draw:style-name="gr11" draw:text-style-name="P15" draw:layer="layout" svg:x1="17.7cm" svg:y1="8.8cm" svg:x2="17.7cm" svg:y2="7.9cm">
            <text:p/>
          </draw:line>
          <draw:frame draw:style-name="gr27" draw:text-style-name="P16" draw:layer="layout" svg:width="1.522cm" svg:height="0.962cm" svg:x="17cm" svg:y="8.7cm">
            <draw:text-box>
              <text:p>mid</text:p>
            </draw:text-box>
          </draw:frame>
        </draw:g>
        <draw:frame draw:style-name="gr25" draw:text-style-name="P19" draw:layer="layout" svg:width="0.904cm" svg:height="0.988cm" svg:x="14.9cm" svg:y="12.636cm">
          <draw:text-box>
            <text:p><text:span text:style-name="T11">5</text:span></text:p>
          </draw:text-box>
        </draw:frame>
        <draw:frame draw:style-name="gr25" draw:text-style-name="P19" draw:layer="layout" svg:width="0.904cm" svg:height="0.988cm" svg:x="17.696cm" svg:y="12.712cm">
          <draw:text-box>
            <text:p><text:span text:style-name="T11">6</text:span></text:p>
          </draw:text-box>
        </draw:frame>
        <draw:g>
          <draw:frame draw:style-name="gr13" draw:text-style-name="P16" draw:layer="layout" svg:width="1.696cm" svg:height="0.962cm" svg:x="15.098cm" svg:y="8.638cm">
            <draw:text-box>
              <text:p>high</text:p>
            </draw:text-box>
          </draw:frame>
          <draw:line draw:style-name="gr11" draw:text-style-name="P15" draw:layer="layout" svg:x1="15.798cm" svg:y1="8.8cm" svg:x2="15.798cm" svg:y2="7.9cm">
            <text:p/>
          </draw:line>
        </draw:g>
        <draw:frame draw:style-name="gr26" draw:text-style-name="P19" draw:layer="layout" svg:width="7.1cm" svg:height="1.012cm" svg:x="19.7cm" svg:y="12.688cm">
          <draw:text-box>
            <text:p xml:id="id35" text:id="id35"><text:span text:style-name="T11">mid = (5+6)/2 = 5</text:span></text:p>
          </draw:text-box>
        </draw:frame>
        <draw:g xml:id="id37" draw:id="id37">
          <draw:line draw:style-name="gr11" draw:text-style-name="P15" draw:layer="layout" svg:x1="13.228cm" svg:y1="9.649cm" svg:x2="13.228cm" svg:y2="8.238cm">
            <text:p/>
          </draw:line>
          <draw:frame draw:style-name="gr28" draw:text-style-name="P16" draw:layer="layout" svg:width="1.522cm" svg:height="1.508cm" svg:x="12.528cm" svg:y="9.492cm">
            <draw:text-box>
              <text:p>mid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</text:span><text:span text:style-name="T6">SIZE</text:span><text:span text:style-name="T6">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</text:span><text:span text:style-name="T7">= 10</text:span></text:p>
            </draw:text-box>
          </draw:frame>
        </draw:g>
        <draw:g xml:id="id38" draw:id="id38"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7"><text:s/></text:span><text:span text:style-name="T7">key </text:span><text:span text:style-name="T7">= 12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11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11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8">arr[9]</text:span></text:p>
            </draw:text-box>
          </draw:frame>
        </draw:g>
        <draw:frame draw:style-name="gr24" draw:text-style-name="P19" draw:layer="layout" svg:width="6.763cm" svg:height="0.988cm" svg:x="19.7cm" svg:y="9.6cm">
          <draw:text-box>
            <text:p><text:span text:style-name="T11">mid </text:span><text:span text:style-name="T11">= </text:span><text:span text:style-name="T11">(low</text:span><text:span text:style-name="T11">+hi</text:span><text:span text:style-name="T11">gh)/</text:span><text:span text:style-name="T11">2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9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9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 xml:id="id39" text:id="id39"><text:span text:style-name="T9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0">88</text:span></text:p>
          </draw:text-box>
        </draw:frame>
        <draw:g>
          <draw:line draw:style-name="gr11" draw:text-style-name="P15" draw:layer="layout" svg:x1="14.05cm" svg:y1="8.9cm" svg:x2="14.05cm" svg:y2="8cm">
            <text:p/>
          </draw:line>
          <draw:frame draw:style-name="gr12" draw:text-style-name="P16" draw:layer="layout" svg:width="1.45cm" svg:height="0.962cm" svg:x="13.35cm" svg:y="8.8cm">
            <draw:text-box>
              <text:p>low</text:p>
            </draw:text-box>
          </draw:frame>
        </draw:g>
        <draw:frame draw:style-name="gr25" draw:text-style-name="P19" draw:layer="layout" svg:width="0.904cm" svg:height="0.988cm" svg:x="14.9cm" svg:y="10.512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11">mid </text:span><text:span text:style-name="T11">= </text:span><text:span text:style-name="T11">(0+</text:span><text:span text:style-name="T11">9)/2 </text:span><text:span text:style-name="T11">= 4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11">5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1.676cm">
          <draw:text-box>
            <text:p><text:span text:style-name="T11">mid </text:span><text:span text:style-name="T11">= </text:span><text:span text:style-name="T11">(5+</text:span><text:span text:style-name="T11">9)/2 </text:span><text:span text:style-name="T11">= 7</text:span></text:p>
          </draw:text-box>
        </draw:frame>
        <draw:frame draw:style-name="gr25" draw:text-style-name="P19" draw:layer="layout" svg:width="0.904cm" svg:height="0.988cm" svg:x="14.9cm" svg:y="12.636cm">
          <draw:text-box>
            <text:p><text:span text:style-name="T11">5</text:span></text:p>
          </draw:text-box>
        </draw:frame>
        <draw:frame draw:style-name="gr25" draw:text-style-name="P19" draw:layer="layout" svg:width="0.904cm" svg:height="0.988cm" svg:x="17.696cm" svg:y="12.712cm">
          <draw:text-box>
            <text:p><text:span text:style-name="T11">6</text:span></text:p>
          </draw:text-box>
        </draw:frame>
        <draw:g>
          <draw:frame draw:style-name="gr13" draw:text-style-name="P16" draw:layer="layout" svg:width="1.696cm" svg:height="0.962cm" svg:x="15.098cm" svg:y="8.638cm">
            <draw:text-box>
              <text:p>high</text:p>
            </draw:text-box>
          </draw:frame>
          <draw:line draw:style-name="gr11" draw:text-style-name="P15" draw:layer="layout" svg:x1="15.798cm" svg:y1="8.8cm" svg:x2="15.798cm" svg:y2="7.9cm">
            <text:p/>
          </draw:line>
        </draw:g>
        <draw:frame draw:style-name="gr26" draw:text-style-name="P19" draw:layer="layout" svg:width="7.1cm" svg:height="1.012cm" svg:x="19.7cm" svg:y="12.688cm">
          <draw:text-box>
            <text:p><text:span text:style-name="T11">mid </text:span><text:span text:style-name="T11">= </text:span><text:span text:style-name="T11">(5+</text:span><text:span text:style-name="T11">6)/2 </text:span><text:span text:style-name="T11">= 5</text:span></text:p>
          </draw:text-box>
        </draw:frame>
        <draw:g>
          <draw:line draw:style-name="gr11" draw:text-style-name="P15" draw:layer="layout" svg:x1="13.228cm" svg:y1="9.649cm" svg:x2="13.228cm" svg:y2="8.238cm">
            <text:p/>
          </draw:line>
          <draw:frame draw:style-name="gr28" draw:text-style-name="P16" draw:layer="layout" svg:width="1.522cm" svg:height="1.508cm" svg:x="12.528cm" svg:y="9.492cm">
            <draw:text-box>
              <text:p>mid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125s" smil:targetElement="id38" smil:keySplines="0,0;0.2,0.5;0.8,0.5;1,0" smil:type="fade" smil:subtype="crossfade" smil:mode="out"/>
                  <anim:animateTransform smil:dur="0.0625s" smil:fill="hold" smil:autoReverse="true" smil:targetElement="id38" smil:by="1.05,1.05" smil:attributeName="transform" svg:type="scale"/>
                </anim:par>
              </anim:par>
              <anim:par smil:begin="0.5s">
                <anim:par smil:begin="0s" smil:fill="hold" presentation:node-type="after-previous" presentation:preset-class="emphasis" presentation:preset-id="ooo-emphasis-bold-reveal" presentation:text-only="true">
                  <anim:set smil:dur="indefinite" smil:targetElement="id39" anim:sub-item="text" smil:attributeName="font-weight" smil:to="bol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</text:span><text:span text:style-name="T6">SIZE</text:span><text:span text:style-name="T6">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</text:span><text:span text:style-name="T7">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7"><text:s/></text:span><text:span text:style-name="T7">key </text:span><text:span text:style-name="T7">= 12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11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11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8">arr[9]</text:span></text:p>
            </draw:text-box>
          </draw:frame>
        </draw:g>
        <draw:frame draw:style-name="gr24" draw:text-style-name="P19" draw:layer="layout" svg:width="6.763cm" svg:height="0.988cm" svg:x="19.7cm" svg:y="9.6cm">
          <draw:text-box>
            <text:p><text:span text:style-name="T11">mid </text:span><text:span text:style-name="T11">= </text:span><text:span text:style-name="T11">(low</text:span><text:span text:style-name="T11">+hi</text:span><text:span text:style-name="T11">gh)/</text:span><text:span text:style-name="T11">2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9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9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9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0">88</text:span></text:p>
          </draw:text-box>
        </draw:frame>
        <draw:g>
          <draw:line draw:style-name="gr11" draw:text-style-name="P15" draw:layer="layout" svg:x1="14.05cm" svg:y1="8.9cm" svg:x2="14.05cm" svg:y2="8cm">
            <text:p/>
          </draw:line>
          <draw:frame draw:style-name="gr12" draw:text-style-name="P16" draw:layer="layout" svg:width="1.45cm" svg:height="0.962cm" svg:x="13.35cm" svg:y="8.8cm">
            <draw:text-box>
              <text:p>low</text:p>
            </draw:text-box>
          </draw:frame>
        </draw:g>
        <draw:frame draw:style-name="gr25" draw:text-style-name="P19" draw:layer="layout" svg:width="0.904cm" svg:height="0.988cm" svg:x="14.9cm" svg:y="10.512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11">mid </text:span><text:span text:style-name="T11">= </text:span><text:span text:style-name="T11">(0+</text:span><text:span text:style-name="T11">9)/2 </text:span><text:span text:style-name="T11">= 4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11">5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1.676cm">
          <draw:text-box>
            <text:p><text:span text:style-name="T11">mid </text:span><text:span text:style-name="T11">= </text:span><text:span text:style-name="T11">(5+</text:span><text:span text:style-name="T11">9)/2 </text:span><text:span text:style-name="T11">= 7</text:span></text:p>
          </draw:text-box>
        </draw:frame>
        <draw:frame draw:style-name="gr25" draw:text-style-name="P19" draw:layer="layout" svg:width="0.904cm" svg:height="0.988cm" svg:x="14.9cm" svg:y="12.636cm">
          <draw:text-box>
            <text:p><text:span text:style-name="T11">5</text:span></text:p>
          </draw:text-box>
        </draw:frame>
        <draw:frame draw:style-name="gr25" draw:text-style-name="P19" draw:layer="layout" svg:width="0.904cm" svg:height="0.988cm" svg:x="17.696cm" svg:y="12.712cm">
          <draw:text-box>
            <text:p><text:span text:style-name="T11">6</text:span></text:p>
          </draw:text-box>
        </draw:frame>
        <draw:g>
          <draw:frame draw:style-name="gr13" draw:text-style-name="P16" draw:layer="layout" svg:width="1.696cm" svg:height="0.962cm" svg:x="15.098cm" svg:y="8.638cm">
            <draw:text-box>
              <text:p>high</text:p>
            </draw:text-box>
          </draw:frame>
          <draw:line draw:style-name="gr11" draw:text-style-name="P15" draw:layer="layout" svg:x1="15.798cm" svg:y1="8.8cm" svg:x2="15.798cm" svg:y2="7.9cm">
            <text:p/>
          </draw:line>
        </draw:g>
        <draw:frame draw:style-name="gr26" draw:text-style-name="P19" draw:layer="layout" svg:width="7.1cm" svg:height="1.012cm" svg:x="19.7cm" svg:y="12.688cm">
          <draw:text-box>
            <text:p><text:span text:style-name="T11">mid </text:span><text:span text:style-name="T11">= </text:span><text:span text:style-name="T11">(5+</text:span><text:span text:style-name="T11">6)/2 </text:span><text:span text:style-name="T11">= 5</text:span></text:p>
          </draw:text-box>
        </draw:frame>
        <draw:g>
          <draw:line draw:style-name="gr11" draw:text-style-name="P15" draw:layer="layout" svg:x1="13.228cm" svg:y1="9.649cm" svg:x2="13.228cm" svg:y2="8.238cm">
            <text:p/>
          </draw:line>
          <draw:frame draw:style-name="gr28" draw:text-style-name="P16" draw:layer="layout" svg:width="1.522cm" svg:height="1.508cm" svg:x="12.528cm" svg:y="9.492cm">
            <draw:text-box>
              <text:p>mid</text:p>
            </draw:text-box>
          </draw:frame>
        </draw:g>
        <draw:custom-shape draw:style-name="gr29" draw:text-style-name="P21" draw:layer="layout" svg:width="4.6cm" svg:height="1.2cm" svg:x="7cm" svg:y="11.6cm">
          <text:p text:style-name="P20">mid =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</text:span><text:span text:style-name="T6">SIZE</text:span><text:span text:style-name="T6">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</text:span><text:span text:style-name="T7">= 10</text:span></text:p>
            </draw:text-box>
          </draw:frame>
        </draw:g>
        <draw:g xml:id="id40" draw:id="id40">
          <draw:custom-shape draw:style-name="gr9" draw:text-style-name="P14" draw:layer="layout" svg:width="2.749cm" svg:height="1cm" svg:x="10.123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79cm">
            <draw:text-box>
              <text:p><text:span text:style-name="T7"><text:s/></text:span><text:span text:style-name="T7">key=</text:span><text:span text:style-name="T7">5</text:span></text:p>
            </draw:text-box>
          </draw:frame>
        </draw:g>
        <draw:g>
          <draw:g>
            <draw:custom-shape draw:style-name="gr7" draw:text-style-name="P12" draw:layer="layout" svg:width="1.8cm" svg:height="0.8cm" svg:x="4.0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3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cm 7.677cm)">
            <draw:text-box>
              <text:p><text:span text:style-name="T8">ar</text:span><text:span text:style-name="T8">r[</text:span><text:span text:style-name="T8">0]</text:span></text:p>
            </draw:text-box>
          </draw:frame>
          <draw:frame draw:style-name="gr8" draw:text-style-name="P13" draw:layer="layout" svg:width="2.184cm" svg:height="1cm" draw:transform="rotate (0.515919326889524) translate (5.593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3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3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cm 7.677cm)">
            <draw:text-box>
              <text:p><text:span text:style-name="T8">arr[9]</text:span></text:p>
            </draw:text-box>
          </draw:frame>
        </draw:g>
        <draw:g xml:id="id41" draw:id="id41">
          <draw:line draw:style-name="gr11" draw:text-style-name="P15" draw:layer="layout" svg:x1="4.8cm" svg:y1="8.8cm" svg:x2="4.8cm" svg:y2="7.9cm">
            <text:p/>
          </draw:line>
          <draw:frame draw:style-name="gr12" draw:text-style-name="P16" draw:layer="layout" svg:width="1.45cm" svg:height="0.962cm" svg:x="4.1cm" svg:y="8.7cm">
            <draw:text-box>
              <text:p>low</text:p>
            </draw:text-box>
          </draw:frame>
        </draw:g>
        <draw:g xml:id="id42" draw:id="id42">
          <draw:frame draw:style-name="gr13" draw:text-style-name="P16" draw:layer="layout" svg:width="1.696cm" svg:height="0.962cm" svg:x="20.5cm" svg:y="8.538cm">
            <draw:text-box>
              <text:p>high</text:p>
            </draw:text-box>
          </draw:frame>
          <draw:line draw:style-name="gr11" draw:text-style-name="P15" draw:layer="layout" svg:x1="21.2cm" svg:y1="8.7cm" svg:x2="21.2cm" svg:y2="7.8cm">
            <text:p/>
          </draw:line>
        </draw:g>
        <draw:frame draw:style-name="gr14" draw:text-style-name="P17" draw:layer="layout" svg:width="1.18cm" svg:height="0.747cm" svg:x="6.195cm" svg:y="6.204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6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6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6cm">
          <draw:text-box>
            <text:p><text:span text:style-name="T9">10</text:span></text:p>
          </draw:text-box>
        </draw:frame>
        <draw:frame draw:style-name="gr19" draw:text-style-name="P17" draw:layer="layout" svg:width="1.632cm" svg:height="0.866cm" svg:x="16.785cm" svg:y="6.211cm">
          <draw:text-box>
            <text:p><text:span text:style-name="T9">16</text:span></text:p>
          </draw:text-box>
        </draw:frame>
        <draw:frame draw:style-name="gr20" draw:text-style-name="P17" draw:layer="layout" svg:width="1.376cm" svg:height="0.866cm" svg:x="18.62cm" svg:y="6.207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7cm">
          <draw:text-box>
            <text:p><text:span text:style-name="T9">12</text:span></text:p>
          </draw:text-box>
        </draw:frame>
        <draw:frame draw:style-name="gr21" draw:text-style-name="P17" draw:layer="layout" svg:width="1.375cm" svg:height="0.866cm" svg:x="15.064cm" svg:y="6.207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7cm">
          <draw:text-box>
            <text:p><text:span text:style-name="T10">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7"><text:s/></text:span><text:span text:style-name="T7">key=5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11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11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8">arr[9]</text:span></text:p>
            </draw:text-box>
          </draw:frame>
        </draw:g>
        <draw:g>
          <draw:line draw:style-name="gr11" draw:text-style-name="P15" draw:layer="layout" svg:x1="4.801cm" svg:y1="8.8cm" svg:x2="4.801cm" svg:y2="7.9cm">
            <text:p/>
          </draw:line>
          <draw:frame draw:style-name="gr12" draw:text-style-name="P16" draw:layer="layout" svg:width="1.45cm" svg:height="0.962cm" svg:x="4.101cm" svg:y="8.7cm">
            <draw:text-box>
              <text:p>low</text:p>
            </draw:text-box>
          </draw:frame>
        </draw:g>
        <draw:g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draw:layer="layout" svg:width="6.763cm" svg:height="0.988cm" svg:x="19.7cm" svg:y="9.6cm">
          <draw:text-box>
            <text:p><text:span text:style-name="T11">mid = (low+high)/2</text:span></text:p>
          </draw:text-box>
        </draw:frame>
        <draw:frame draw:style-name="gr25" draw:text-style-name="P19" xml:id="id43" draw:id="id43" draw:layer="layout" svg:width="0.904cm" svg:height="0.988cm" svg:x="14.9cm" svg:y="10.512cm">
          <draw:text-box>
            <text:p><text:span text:style-name="T11">0</text:span></text:p>
          </draw:text-box>
        </draw:frame>
        <draw:frame draw:style-name="gr25" draw:text-style-name="P19" xml:id="id44" draw:id="id44" draw:layer="layout" svg:width="0.904cm" svg:height="0.988cm" svg:x="17.696cm" svg:y="10.588cm">
          <draw:text-box>
            <text:p><text:span text:style-name="T11">9</text:span></text:p>
          </draw:text-box>
        </draw:frame>
        <draw:frame draw:style-name="gr26" draw:text-style-name="P19" xml:id="id45" draw:id="id45" draw:layer="layout" svg:width="8.3cm" svg:height="1.012cm" svg:x="19.7cm" svg:y="10.588cm">
          <draw:text-box>
            <text:p><text:span text:style-name="T11">mid = (0+9)/2 = 4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9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9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9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0">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</text:span><text:span text:style-name="T6">SIZE</text:span><text:span text:style-name="T6">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</text:span><text:span text:style-name="T7">= 10</text:span></text:p>
            </draw:text-box>
          </draw:frame>
        </draw:g>
        <draw:g xml:id="id47" draw:id="id47"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7"><text:s/></text:span><text:span text:style-name="T7">key=</text:span><text:span text:style-name="T7">5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11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11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8">arr[9]</text:span></text:p>
            </draw:text-box>
          </draw:frame>
        </draw:g>
        <draw:g>
          <draw:line draw:style-name="gr11" draw:text-style-name="P15" draw:layer="layout" svg:x1="4.801cm" svg:y1="8.8cm" svg:x2="4.801cm" svg:y2="7.9cm">
            <text:p/>
          </draw:line>
          <draw:frame draw:style-name="gr12" draw:text-style-name="P16" draw:layer="layout" svg:width="1.45cm" svg:height="0.962cm" svg:x="4.101cm" svg:y="8.7cm">
            <draw:text-box>
              <text:p>low</text:p>
            </draw:text-box>
          </draw:frame>
        </draw:g>
        <draw:g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draw:layer="layout" svg:width="6.763cm" svg:height="0.988cm" svg:x="19.7cm" svg:y="9.6cm">
          <draw:text-box>
            <text:p><text:span text:style-name="T11">mid </text:span><text:span text:style-name="T11">= </text:span><text:span text:style-name="T11">(low</text:span><text:span text:style-name="T11">+hi</text:span><text:span text:style-name="T11">gh)/</text:span><text:span text:style-name="T11">2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11">mid </text:span><text:span text:style-name="T11">= </text:span><text:span text:style-name="T11">(0+</text:span><text:span text:style-name="T11">9)/2 </text:span><text:span text:style-name="T11">= 4</text:span></text:p>
          </draw:text-box>
        </draw:frame>
        <draw:g>
          <draw:line draw:style-name="gr11" draw:text-style-name="P15" draw:layer="layout" svg:x1="12.25cm" svg:y1="8.938cm" svg:x2="12.25cm" svg:y2="8.038cm">
            <text:p/>
          </draw:line>
          <draw:frame draw:style-name="gr27" draw:text-style-name="P16" draw:layer="layout" svg:width="1.522cm" svg:height="0.962cm" svg:x="11.55cm" svg:y="8.838cm">
            <draw:text-box>
              <text:p>mid</text:p>
            </draw:text-box>
          </draw:frame>
        </draw:g>
        <draw:frame draw:style-name="gr14" draw:text-style-name="P17" draw:layer="layout" svg:width="1.18cm" svg:height="0.747cm" svg:x="6.195cm" svg:y="6.205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 xml:id="id46" text:id="id46"><text:span text:style-name="T9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9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9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0">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mphasis" presentation:preset-id="ooo-emphasis-bold-reveal">
                  <anim:set smil:dur="indefinite" smil:targetElement="id46" anim:sub-item="text" smil:attributeName="font-weight" smil:to="bold"/>
                </anim:par>
              </anim:par>
              <anim:par smil:begin="0s">
                <anim:par smil:begin="0s" smil:fill="hold" presentation:node-type="after-previous" presentation:preset-class="emphasis" presentation:preset-id="ooo-emphasis-flash-bulb">
                  <anim:transitionFilter smil:dur="0.5s" smil:targetElement="id47" smil:keySplines="0,0;0.2,0.5;0.8,0.5;1,0" smil:type="fade" smil:subtype="crossfade" smil:mode="out"/>
                  <anim:animateTransform smil:dur="0.25s" smil:fill="hold" smil:autoReverse="true" smil:targetElement="id47" smil:by="1.05,1.05" smil:attributeName="transform" svg:type="sca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</text:span><text:span text:style-name="T6">SIZE</text:span><text:span text:style-name="T6">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</text:span><text:span text:style-name="T7">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7"><text:s/></text:span><text:span text:style-name="T7">key=</text:span><text:span text:style-name="T7">5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11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11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8">arr[9]</text:span></text:p>
            </draw:text-box>
          </draw:frame>
        </draw:g>
        <draw:g>
          <draw:line draw:style-name="gr11" draw:text-style-name="P15" draw:layer="layout" svg:x1="4.801cm" svg:y1="8.8cm" svg:x2="4.801cm" svg:y2="7.9cm">
            <text:p/>
          </draw:line>
          <draw:frame draw:style-name="gr12" draw:text-style-name="P16" draw:layer="layout" svg:width="1.45cm" svg:height="0.962cm" svg:x="4.101cm" svg:y="8.7cm">
            <draw:text-box>
              <text:p>low</text:p>
            </draw:text-box>
          </draw:frame>
        </draw:g>
        <draw:g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draw:layer="layout" svg:width="6.763cm" svg:height="0.988cm" svg:x="19.7cm" svg:y="9.6cm">
          <draw:text-box>
            <text:p><text:span text:style-name="T11">mid </text:span><text:span text:style-name="T11">= </text:span><text:span text:style-name="T11">(low</text:span><text:span text:style-name="T11">+hi</text:span><text:span text:style-name="T11">gh)/</text:span><text:span text:style-name="T11">2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11">mid </text:span><text:span text:style-name="T11">= </text:span><text:span text:style-name="T11">(0+</text:span><text:span text:style-name="T11">9)/2 </text:span><text:span text:style-name="T11">= 4</text:span></text:p>
          </draw:text-box>
        </draw:frame>
        <draw:g>
          <draw:line draw:style-name="gr11" draw:text-style-name="P15" draw:layer="layout" svg:x1="12.25cm" svg:y1="8.938cm" svg:x2="12.25cm" svg:y2="8.038cm">
            <text:p/>
          </draw:line>
          <draw:frame draw:style-name="gr27" draw:text-style-name="P16" draw:layer="layout" svg:width="1.522cm" svg:height="0.962cm" svg:x="11.55cm" svg:y="8.838cm">
            <draw:text-box>
              <text:p>mid</text:p>
            </draw:text-box>
          </draw:frame>
        </draw:g>
        <draw:frame draw:style-name="gr25" draw:text-style-name="P19" xml:id="id48" draw:id="id48" draw:layer="layout" svg:width="0.904cm" svg:height="0.988cm" svg:x="14.9cm" svg:y="11.6cm">
          <draw:text-box>
            <text:p><text:span text:style-name="T11">0</text:span></text:p>
          </draw:text-box>
        </draw:frame>
        <draw:frame draw:style-name="gr25" draw:text-style-name="P19" xml:id="id49" draw:id="id49" draw:layer="layout" svg:width="0.904cm" svg:height="0.988cm" svg:x="17.696cm" svg:y="11.676cm">
          <draw:text-box>
            <text:p><text:span text:style-name="T11">3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9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9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9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0">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</text:span><text:span text:style-name="T6">SIZE</text:span><text:span text:style-name="T6">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</text:span><text:span text:style-name="T7">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7"><text:s/></text:span><text:span text:style-name="T7">key=</text:span><text:span text:style-name="T7">5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11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11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8">arr[9]</text:span></text:p>
            </draw:text-box>
          </draw:frame>
        </draw:g>
        <draw:g>
          <draw:line draw:style-name="gr11" draw:text-style-name="P15" draw:layer="layout" svg:x1="4.801cm" svg:y1="8.8cm" svg:x2="4.801cm" svg:y2="7.9cm">
            <text:p/>
          </draw:line>
          <draw:frame draw:style-name="gr12" draw:text-style-name="P16" draw:layer="layout" svg:width="1.45cm" svg:height="0.962cm" svg:x="4.101cm" svg:y="8.7cm">
            <draw:text-box>
              <text:p>low</text:p>
            </draw:text-box>
          </draw:frame>
        </draw:g>
        <draw:g xml:id="id50" draw:id="id50"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draw:layer="layout" svg:width="6.763cm" svg:height="0.988cm" svg:x="19.7cm" svg:y="9.6cm">
          <draw:text-box>
            <text:p><text:span text:style-name="T11">mid </text:span><text:span text:style-name="T11">= </text:span><text:span text:style-name="T11">(low</text:span><text:span text:style-name="T11">+hi</text:span><text:span text:style-name="T11">gh)/</text:span><text:span text:style-name="T11">2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11">mid </text:span><text:span text:style-name="T11">= </text:span><text:span text:style-name="T11">(0+</text:span><text:span text:style-name="T11">9)/2 </text:span><text:span text:style-name="T11">= 4</text:span></text:p>
          </draw:text-box>
        </draw:frame>
        <draw:g>
          <draw:line draw:style-name="gr11" draw:text-style-name="P15" draw:layer="layout" svg:x1="12.25cm" svg:y1="8.938cm" svg:x2="12.25cm" svg:y2="8.038cm">
            <text:p/>
          </draw:line>
          <draw:frame draw:style-name="gr27" draw:text-style-name="P16" draw:layer="layout" svg:width="1.522cm" svg:height="0.962cm" svg:x="11.55cm" svg:y="8.838cm">
            <draw:text-box>
              <text:p>mid</text:p>
            </draw:text-box>
          </draw:frame>
        </draw:g>
        <draw:frame draw:style-name="gr14" draw:text-style-name="P17" draw:layer="layout" svg:width="1.18cm" svg:height="0.747cm" svg:x="6.195cm" svg:y="6.205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9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9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9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0">88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11">3</text:span></text:p>
          </draw:text-box>
        </draw:frame>
        <draw:g xml:id="id51" draw:id="id51">
          <draw:frame draw:style-name="gr13" draw:text-style-name="P16" draw:layer="layout" svg:width="1.696cm" svg:height="0.962cm" svg:x="9.404cm" svg:y="8.738cm">
            <draw:text-box>
              <text:p>high</text:p>
            </draw:text-box>
          </draw:frame>
          <draw:line draw:style-name="gr11" draw:text-style-name="P15" draw:layer="layout" svg:x1="10.104cm" svg:y1="8.9cm" svg:x2="10.104cm" svg:y2="8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</text:span><text:span text:style-name="T6">SIZE</text:span><text:span text:style-name="T6">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</text:span><text:span text:style-name="T7">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7"><text:s/></text:span><text:span text:style-name="T7">key=</text:span><text:span text:style-name="T7">5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11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11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8">arr[9]</text:span></text:p>
            </draw:text-box>
          </draw:frame>
        </draw:g>
        <draw:frame draw:style-name="gr24" draw:text-style-name="P19" draw:layer="layout" svg:width="6.763cm" svg:height="0.988cm" svg:x="19.7cm" svg:y="9.6cm">
          <draw:text-box>
            <text:p><text:span text:style-name="T11">mid </text:span><text:span text:style-name="T11">= </text:span><text:span text:style-name="T11">(low</text:span><text:span text:style-name="T11">+hi</text:span><text:span text:style-name="T11">gh)/</text:span><text:span text:style-name="T11">2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11">mid </text:span><text:span text:style-name="T11">= </text:span><text:span text:style-name="T11">(0+</text:span><text:span text:style-name="T11">9)/2 </text:span><text:span text:style-name="T11">= 4</text:span></text:p>
          </draw:text-box>
        </draw:frame>
        <draw:g xml:id="id53" draw:id="id53">
          <draw:line draw:style-name="gr11" draw:text-style-name="P15" draw:layer="layout" svg:x1="12.25cm" svg:y1="8.938cm" svg:x2="12.25cm" svg:y2="8.038cm">
            <text:p/>
          </draw:line>
          <draw:frame draw:style-name="gr27" draw:text-style-name="P16" draw:layer="layout" svg:width="1.522cm" svg:height="0.962cm" svg:x="11.55cm" svg:y="8.838cm">
            <draw:text-box>
              <text:p>mid</text:p>
            </draw:text-box>
          </draw:frame>
        </draw:g>
        <draw:frame draw:style-name="gr26" draw:text-style-name="P19" draw:layer="layout" svg:width="8.3cm" svg:height="1.012cm" svg:x="19.7cm" svg:y="11.676cm">
          <draw:text-box>
            <text:p xml:id="id52" text:id="id52"><text:span text:style-name="T11">mid = (0+3)/2 = 1</text:span></text:p>
          </draw:text-box>
        </draw:frame>
        <draw:g xml:id="id54" draw:id="id54">
          <draw:line draw:style-name="gr11" draw:text-style-name="P15" draw:layer="layout" svg:x1="6.694cm" svg:y1="9.1cm" svg:x2="6.694cm" svg:y2="8.2cm">
            <text:p/>
          </draw:line>
          <draw:frame draw:style-name="gr27" draw:text-style-name="P16" draw:layer="layout" svg:width="1.522cm" svg:height="0.962cm" svg:x="5.994cm" svg:y="9cm">
            <draw:text-box>
              <text:p>mid</text:p>
            </draw:text-box>
          </draw:frame>
        </draw:g>
        <draw:frame draw:style-name="gr14" draw:text-style-name="P17" draw:layer="layout" svg:width="1.18cm" svg:height="0.747cm" svg:x="6.195cm" svg:y="6.205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9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9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9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0">88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11">3</text:span></text:p>
          </draw:text-box>
        </draw:frame>
        <draw:g>
          <draw:line draw:style-name="gr11" draw:text-style-name="P15" draw:layer="layout" svg:x1="4.802cm" svg:y1="8.8cm" svg:x2="4.802cm" svg:y2="7.9cm">
            <text:p/>
          </draw:line>
          <draw:frame draw:style-name="gr12" draw:text-style-name="P16" draw:layer="layout" svg:width="1.45cm" svg:height="0.962cm" svg:x="4.102cm" svg:y="8.7cm">
            <draw:text-box>
              <text:p>low</text:p>
            </draw:text-box>
          </draw:frame>
        </draw:g>
        <draw:g>
          <draw:frame draw:style-name="gr13" draw:text-style-name="P16" draw:layer="layout" svg:width="1.696cm" svg:height="0.962cm" svg:x="9.405cm" svg:y="8.738cm">
            <draw:text-box>
              <text:p>high</text:p>
            </draw:text-box>
          </draw:frame>
          <draw:line draw:style-name="gr11" draw:text-style-name="P15" draw:layer="layout" svg:x1="10.105cm" svg:y1="8.9cm" svg:x2="10.105cm" svg:y2="8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</text:span><text:span text:style-name="T6">SIZE</text:span><text:span text:style-name="T6">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</text:span><text:span text:style-name="T7">= 10</text:span></text:p>
            </draw:text-box>
          </draw:frame>
        </draw:g>
        <draw:g xml:id="id56" draw:id="id56"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7"><text:s/></text:span><text:span text:style-name="T7">key=</text:span><text:span text:style-name="T7">5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11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11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8">arr[9]</text:span></text:p>
            </draw:text-box>
          </draw:frame>
        </draw:g>
        <draw:frame draw:style-name="gr24" draw:text-style-name="P19" draw:layer="layout" svg:width="6.763cm" svg:height="0.988cm" svg:x="19.7cm" svg:y="9.6cm">
          <draw:text-box>
            <text:p><text:span text:style-name="T11">mid </text:span><text:span text:style-name="T11">= </text:span><text:span text:style-name="T11">(low</text:span><text:span text:style-name="T11">+hi</text:span><text:span text:style-name="T11">gh)/</text:span><text:span text:style-name="T11">2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11">mid </text:span><text:span text:style-name="T11">= </text:span><text:span text:style-name="T11">(0+</text:span><text:span text:style-name="T11">9)/2 </text:span><text:span text:style-name="T11">= 4</text:span></text:p>
          </draw:text-box>
        </draw:frame>
        <draw:frame draw:style-name="gr14" draw:text-style-name="P17" draw:layer="layout" svg:width="1.18cm" svg:height="0.747cm" svg:x="6.195cm" svg:y="6.205cm">
          <draw:text-box>
            <text:p xml:id="id55" text:id="id55"><text:span text:style-name="T9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9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9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9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0">88</text:span></text:p>
          </draw:text-box>
        </draw:frame>
        <draw:g>
          <draw:line draw:style-name="gr11" draw:text-style-name="P15" draw:layer="layout" svg:x1="6.695cm" svg:y1="9.1cm" svg:x2="6.695cm" svg:y2="8.2cm">
            <text:p/>
          </draw:line>
          <draw:frame draw:style-name="gr27" draw:text-style-name="P16" draw:layer="layout" svg:width="1.522cm" svg:height="0.962cm" svg:x="5.995cm" svg:y="9cm">
            <draw:text-box>
              <text:p>mid</text:p>
            </draw:text-box>
          </draw:frame>
        </draw:g>
        <draw:g>
          <draw:line draw:style-name="gr11" draw:text-style-name="P15" draw:layer="layout" svg:x1="4.803cm" svg:y1="8.8cm" svg:x2="4.803cm" svg:y2="7.9cm">
            <text:p/>
          </draw:line>
          <draw:frame draw:style-name="gr12" draw:text-style-name="P16" draw:layer="layout" svg:width="1.45cm" svg:height="0.962cm" svg:x="4.103cm" svg:y="8.7cm">
            <draw:text-box>
              <text:p>low</text:p>
            </draw:text-box>
          </draw:frame>
        </draw:g>
        <draw:g>
          <draw:frame draw:style-name="gr13" draw:text-style-name="P16" draw:layer="layout" svg:width="1.696cm" svg:height="0.962cm" svg:x="9.406cm" svg:y="8.738cm">
            <draw:text-box>
              <text:p>high</text:p>
            </draw:text-box>
          </draw:frame>
          <draw:line draw:style-name="gr11" draw:text-style-name="P15" draw:layer="layout" svg:x1="10.106cm" svg:y1="8.9cm" svg:x2="10.106cm" svg:y2="8cm">
            <text:p/>
          </draw:line>
        </draw:g>
        <draw:frame draw:style-name="gr26" draw:text-style-name="P19" draw:layer="layout" svg:width="8.3cm" svg:height="1.012cm" svg:x="19.7cm" svg:y="11.676cm">
          <draw:text-box>
            <text:p><text:span text:style-name="T11">mid </text:span><text:span text:style-name="T11">= </text:span><text:span text:style-name="T11">(0+</text:span><text:span text:style-name="T11">3)/2 </text:span><text:span text:style-name="T11">= 1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11">3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text-only="true" presentation:node-type="with-previous" presentation:preset-class="emphasis" presentation:preset-id="ooo-emphasis-bold-reveal">
                  <anim:set smil:dur="indefinite" smil:targetElement="id55" anim:sub-item="text" smil:attributeName="font-weight" smil:to="bol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56" smil:keySplines="0,0;0.2,0.5;0.8,0.5;1,0" smil:type="fade" smil:subtype="crossfade" smil:mode="out"/>
                  <anim:animateTransform smil:dur="0.25s" smil:fill="hold" smil:autoReverse="true" smil:targetElement="id56" smil:by="1.05,1.05" smil:attributeName="transform" svg:type="sca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</text:span><text:span text:style-name="T6">SIZE</text:span><text:span text:style-name="T6">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</text:span><text:span text:style-name="T7">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7"><text:s/></text:span><text:span text:style-name="T7">key=</text:span><text:span text:style-name="T7">5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11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11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8">arr[9]</text:span></text:p>
            </draw:text-box>
          </draw:frame>
        </draw:g>
        <draw:frame draw:style-name="gr24" draw:text-style-name="P19" draw:layer="layout" svg:width="6.763cm" svg:height="0.988cm" svg:x="19.7cm" svg:y="9.6cm">
          <draw:text-box>
            <text:p><text:span text:style-name="T11">mid </text:span><text:span text:style-name="T11">= </text:span><text:span text:style-name="T11">(low</text:span><text:span text:style-name="T11">+hi</text:span><text:span text:style-name="T11">gh)/</text:span><text:span text:style-name="T11">2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9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9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9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0">88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11">mid </text:span><text:span text:style-name="T11">= </text:span><text:span text:style-name="T11">(0+</text:span><text:span text:style-name="T11">9)/2 </text:span><text:span text:style-name="T11">= 4</text:span></text:p>
          </draw:text-box>
        </draw:frame>
        <draw:frame draw:style-name="gr25" draw:text-style-name="P19" xml:id="id57" draw:id="id57" draw:layer="layout" svg:width="0.904cm" svg:height="0.988cm" svg:x="14.9cm" svg:y="12.636cm">
          <draw:text-box>
            <text:p><text:span text:style-name="T11">2</text:span></text:p>
          </draw:text-box>
        </draw:frame>
        <draw:frame draw:style-name="gr25" draw:text-style-name="P19" xml:id="id58" draw:id="id58" draw:layer="layout" svg:width="0.904cm" svg:height="0.988cm" svg:x="17.696cm" svg:y="12.712cm">
          <draw:text-box>
            <text:p><text:span text:style-name="T11">3</text:span></text:p>
          </draw:text-box>
        </draw:frame>
        <draw:g>
          <draw:line draw:style-name="gr11" draw:text-style-name="P15" draw:layer="layout" svg:x1="6.695cm" svg:y1="9.1cm" svg:x2="6.695cm" svg:y2="8.2cm">
            <text:p/>
          </draw:line>
          <draw:frame draw:style-name="gr27" draw:text-style-name="P16" draw:layer="layout" svg:width="1.522cm" svg:height="0.962cm" svg:x="5.995cm" svg:y="9cm">
            <draw:text-box>
              <text:p>mid</text:p>
            </draw:text-box>
          </draw:frame>
        </draw:g>
        <draw:g>
          <draw:line draw:style-name="gr11" draw:text-style-name="P15" draw:layer="layout" svg:x1="4.803cm" svg:y1="8.8cm" svg:x2="4.803cm" svg:y2="7.9cm">
            <text:p/>
          </draw:line>
          <draw:frame draw:style-name="gr12" draw:text-style-name="P16" draw:layer="layout" svg:width="1.45cm" svg:height="0.962cm" svg:x="4.103cm" svg:y="8.7cm">
            <draw:text-box>
              <text:p>low</text:p>
            </draw:text-box>
          </draw:frame>
        </draw:g>
        <draw:g>
          <draw:frame draw:style-name="gr13" draw:text-style-name="P16" draw:layer="layout" svg:width="1.696cm" svg:height="0.962cm" svg:x="9.406cm" svg:y="8.738cm">
            <draw:text-box>
              <text:p>high</text:p>
            </draw:text-box>
          </draw:frame>
          <draw:line draw:style-name="gr11" draw:text-style-name="P15" draw:layer="layout" svg:x1="10.106cm" svg:y1="8.9cm" svg:x2="10.106cm" svg:y2="8cm">
            <text:p/>
          </draw:line>
        </draw:g>
        <draw:frame draw:style-name="gr26" draw:text-style-name="P19" draw:layer="layout" svg:width="8.3cm" svg:height="1.012cm" svg:x="19.7cm" svg:y="11.676cm">
          <draw:text-box>
            <text:p><text:span text:style-name="T11">mid </text:span><text:span text:style-name="T11">= </text:span><text:span text:style-name="T11">(0+</text:span><text:span text:style-name="T11">3)/2 </text:span><text:span text:style-name="T11">= 1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11">3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</text:span><text:span text:style-name="T6">SIZE</text:span><text:span text:style-name="T6">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</text:span><text:span text:style-name="T7">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7"><text:s/></text:span><text:span text:style-name="T7">key=</text:span><text:span text:style-name="T7">5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11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11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8">arr[9]</text:span></text:p>
            </draw:text-box>
          </draw:frame>
        </draw:g>
        <draw:frame draw:style-name="gr24" draw:text-style-name="P19" draw:layer="layout" svg:width="6.763cm" svg:height="0.988cm" svg:x="19.7cm" svg:y="9.6cm">
          <draw:text-box>
            <text:p><text:span text:style-name="T11">mid </text:span><text:span text:style-name="T11">= </text:span><text:span text:style-name="T11">(low</text:span><text:span text:style-name="T11">+hi</text:span><text:span text:style-name="T11">gh)/</text:span><text:span text:style-name="T11">2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9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9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9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0">88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11">mid </text:span><text:span text:style-name="T11">= </text:span><text:span text:style-name="T11">(0+</text:span><text:span text:style-name="T11">9)/2 </text:span><text:span text:style-name="T11">= 4</text:span></text:p>
          </draw:text-box>
        </draw:frame>
        <draw:g>
          <draw:line draw:style-name="gr11" draw:text-style-name="P15" draw:layer="layout" svg:x1="6.695cm" svg:y1="9.1cm" svg:x2="6.695cm" svg:y2="8.2cm">
            <text:p/>
          </draw:line>
          <draw:frame draw:style-name="gr27" draw:text-style-name="P16" draw:layer="layout" svg:width="1.522cm" svg:height="0.962cm" svg:x="5.995cm" svg:y="9cm">
            <draw:text-box>
              <text:p>mid</text:p>
            </draw:text-box>
          </draw:frame>
        </draw:g>
        <draw:g xml:id="id59" draw:id="id59">
          <draw:line draw:style-name="gr11" draw:text-style-name="P15" draw:layer="layout" svg:x1="4.803cm" svg:y1="8.8cm" svg:x2="4.803cm" svg:y2="7.9cm">
            <text:p/>
          </draw:line>
          <draw:frame draw:style-name="gr12" draw:text-style-name="P16" draw:layer="layout" svg:width="1.45cm" svg:height="0.962cm" svg:x="4.103cm" svg:y="8.7cm">
            <draw:text-box>
              <text:p>low</text:p>
            </draw:text-box>
          </draw:frame>
        </draw:g>
        <draw:g>
          <draw:frame draw:style-name="gr13" draw:text-style-name="P16" draw:layer="layout" svg:width="1.696cm" svg:height="0.962cm" svg:x="9.406cm" svg:y="8.738cm">
            <draw:text-box>
              <text:p>high</text:p>
            </draw:text-box>
          </draw:frame>
          <draw:line draw:style-name="gr11" draw:text-style-name="P15" draw:layer="layout" svg:x1="10.106cm" svg:y1="8.9cm" svg:x2="10.106cm" svg:y2="8cm">
            <text:p/>
          </draw:line>
        </draw:g>
        <draw:g xml:id="id60" draw:id="id60">
          <draw:line draw:style-name="gr11" draw:text-style-name="P15" draw:layer="layout" svg:x1="8.5cm" svg:y1="8.9cm" svg:x2="8.5cm" svg:y2="8cm">
            <text:p/>
          </draw:line>
          <draw:frame draw:style-name="gr12" draw:text-style-name="P16" draw:layer="layout" svg:width="1.45cm" svg:height="0.962cm" svg:x="7.8cm" svg:y="8.8cm">
            <draw:text-box>
              <text:p>low</text:p>
            </draw:text-box>
          </draw:frame>
        </draw:g>
        <draw:frame draw:style-name="gr25" draw:text-style-name="P19" draw:layer="layout" svg:width="0.904cm" svg:height="0.988cm" svg:x="14.9cm" svg:y="12.636cm">
          <draw:text-box>
            <text:p><text:span text:style-name="T11">2</text:span></text:p>
          </draw:text-box>
        </draw:frame>
        <draw:frame draw:style-name="gr25" draw:text-style-name="P19" draw:layer="layout" svg:width="0.904cm" svg:height="0.988cm" svg:x="17.696cm" svg:y="12.712cm">
          <draw:text-box>
            <text:p><text:span text:style-name="T11">3</text:span></text:p>
          </draw:text-box>
        </draw:frame>
        <draw:frame draw:style-name="gr26" draw:text-style-name="P19" draw:layer="layout" svg:width="8.3cm" svg:height="1.012cm" svg:x="19.7cm" svg:y="11.676cm">
          <draw:text-box>
            <text:p><text:span text:style-name="T11">mid </text:span><text:span text:style-name="T11">= </text:span><text:span text:style-name="T11">(0+</text:span><text:span text:style-name="T11">3)/2 </text:span><text:span text:style-name="T11">= 1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11">3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</text:span><text:span text:style-name="T6">SIZE</text:span><text:span text:style-name="T6">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</text:span><text:span text:style-name="T7">= 10</text:span></text:p>
            </draw:text-box>
          </draw:frame>
        </draw:g>
        <draw:g xml:id="id62" draw:id="id62"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7"><text:s/></text:span><text:span text:style-name="T7">key=</text:span><text:span text:style-name="T7">5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11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11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8">arr[9]</text:span></text:p>
            </draw:text-box>
          </draw:frame>
        </draw:g>
        <draw:frame draw:style-name="gr24" draw:text-style-name="P19" draw:layer="layout" svg:width="6.763cm" svg:height="0.988cm" svg:x="19.7cm" svg:y="9.6cm">
          <draw:text-box>
            <text:p><text:span text:style-name="T11">mid </text:span><text:span text:style-name="T11">= </text:span><text:span text:style-name="T11">(low</text:span><text:span text:style-name="T11">+hi</text:span><text:span text:style-name="T11">gh)/</text:span><text:span text:style-name="T11">2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 xml:id="id61" text:id="id61"><text:span text:style-name="T9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9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9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9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0">88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11">mid </text:span><text:span text:style-name="T11">= </text:span><text:span text:style-name="T11">(0+</text:span><text:span text:style-name="T11">9)/2 </text:span><text:span text:style-name="T11">= 4</text:span></text:p>
          </draw:text-box>
        </draw:frame>
        <draw:g>
          <draw:line draw:style-name="gr11" draw:text-style-name="P15" draw:layer="layout" svg:x1="8cm" svg:y1="9.611cm" svg:x2="8cm" svg:y2="8.2cm">
            <text:p/>
          </draw:line>
          <draw:frame draw:style-name="gr28" draw:text-style-name="P16" draw:layer="layout" svg:width="1.522cm" svg:height="1.508cm" svg:x="7.3cm" svg:y="9.454cm">
            <draw:text-box>
              <text:p>mid</text:p>
            </draw:text-box>
          </draw:frame>
        </draw:g>
        <draw:g>
          <draw:frame draw:style-name="gr13" draw:text-style-name="P16" draw:layer="layout" svg:width="1.696cm" svg:height="0.962cm" svg:x="9.407cm" svg:y="8.738cm">
            <draw:text-box>
              <text:p>high</text:p>
            </draw:text-box>
          </draw:frame>
          <draw:line draw:style-name="gr11" draw:text-style-name="P15" draw:layer="layout" svg:x1="10.107cm" svg:y1="8.9cm" svg:x2="10.107cm" svg:y2="8cm">
            <text:p/>
          </draw:line>
        </draw:g>
        <draw:g>
          <draw:line draw:style-name="gr11" draw:text-style-name="P15" draw:layer="layout" svg:x1="8.501cm" svg:y1="8.9cm" svg:x2="8.501cm" svg:y2="8cm">
            <text:p/>
          </draw:line>
          <draw:frame draw:style-name="gr12" draw:text-style-name="P16" draw:layer="layout" svg:width="1.45cm" svg:height="0.962cm" svg:x="7.801cm" svg:y="8.8cm">
            <draw:text-box>
              <text:p>low</text:p>
            </draw:text-box>
          </draw:frame>
        </draw:g>
        <draw:frame draw:style-name="gr25" draw:text-style-name="P19" draw:layer="layout" svg:width="0.904cm" svg:height="0.988cm" svg:x="14.9cm" svg:y="12.636cm">
          <draw:text-box>
            <text:p><text:span text:style-name="T11">2</text:span></text:p>
          </draw:text-box>
        </draw:frame>
        <draw:frame draw:style-name="gr25" draw:text-style-name="P19" draw:layer="layout" svg:width="0.904cm" svg:height="0.988cm" svg:x="17.696cm" svg:y="12.712cm">
          <draw:text-box>
            <text:p><text:span text:style-name="T11">3</text:span></text:p>
          </draw:text-box>
        </draw:frame>
        <draw:frame draw:style-name="gr26" draw:text-style-name="P19" draw:layer="layout" svg:width="8.3cm" svg:height="1.012cm" svg:x="19.7cm" svg:y="11.676cm">
          <draw:text-box>
            <text:p><text:span text:style-name="T11">mid </text:span><text:span text:style-name="T11">= </text:span><text:span text:style-name="T11">(0+</text:span><text:span text:style-name="T11">3)/2 </text:span><text:span text:style-name="T11">= 1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11">3</text:span></text:p>
          </draw:text-box>
        </draw:frame>
        <draw:frame draw:style-name="gr26" draw:text-style-name="P19" draw:layer="layout" svg:width="8.3cm" svg:height="1.012cm" svg:x="19.7cm" svg:y="12.688cm">
          <draw:text-box>
            <text:p><text:span text:style-name="T11">mid </text:span><text:span text:style-name="T11">= </text:span><text:span text:style-name="T11">(2+</text:span><text:span text:style-name="T11">3)/2 </text:span><text:span text:style-name="T11">= 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text-only="true" presentation:node-type="with-previous" presentation:preset-class="emphasis" presentation:preset-id="ooo-emphasis-bold-reveal">
                  <anim:set smil:dur="indefinite" smil:targetElement="id61" anim:sub-item="text" smil:attributeName="font-weight" smil:to="bol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62" smil:keySplines="0,0;0.2,0.5;0.8,0.5;1,0" smil:type="fade" smil:subtype="crossfade" smil:mode="out"/>
                  <anim:animateTransform smil:dur="0.25s" smil:fill="hold" smil:autoReverse="true" smil:targetElement="id62" smil:by="1.05,1.05" smil:attributeName="transform" svg:type="sca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</text:span><text:span text:style-name="T6">SIZE</text:span><text:span text:style-name="T6">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</text:span><text:span text:style-name="T7">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7"><text:s/></text:span><text:span text:style-name="T7">key=</text:span><text:span text:style-name="T7">5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11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11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8">arr[9]</text:span></text:p>
            </draw:text-box>
          </draw:frame>
        </draw:g>
        <draw:frame draw:style-name="gr24" draw:text-style-name="P19" draw:layer="layout" svg:width="6.763cm" svg:height="0.988cm" svg:x="19.7cm" svg:y="9.6cm">
          <draw:text-box>
            <text:p><text:span text:style-name="T11">mid </text:span><text:span text:style-name="T11">= </text:span><text:span text:style-name="T11">(low</text:span><text:span text:style-name="T11">+hi</text:span><text:span text:style-name="T11">gh)/</text:span><text:span text:style-name="T11">2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9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9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9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0">88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11">mid </text:span><text:span text:style-name="T11">= </text:span><text:span text:style-name="T11">(0+</text:span><text:span text:style-name="T11">9)/2 </text:span><text:span text:style-name="T11">= 4</text:span></text:p>
          </draw:text-box>
        </draw:frame>
        <draw:g>
          <draw:line draw:style-name="gr11" draw:text-style-name="P15" draw:layer="layout" svg:x1="8cm" svg:y1="9.611cm" svg:x2="8cm" svg:y2="8.2cm">
            <text:p/>
          </draw:line>
          <draw:frame draw:style-name="gr28" draw:text-style-name="P16" draw:layer="layout" svg:width="1.522cm" svg:height="1.508cm" svg:x="7.3cm" svg:y="9.454cm">
            <draw:text-box>
              <text:p>mid</text:p>
            </draw:text-box>
          </draw:frame>
        </draw:g>
        <draw:g>
          <draw:frame draw:style-name="gr13" draw:text-style-name="P16" draw:layer="layout" svg:width="1.696cm" svg:height="0.962cm" svg:x="9.407cm" svg:y="8.738cm">
            <draw:text-box>
              <text:p>high</text:p>
            </draw:text-box>
          </draw:frame>
          <draw:line draw:style-name="gr11" draw:text-style-name="P15" draw:layer="layout" svg:x1="10.107cm" svg:y1="8.9cm" svg:x2="10.107cm" svg:y2="8cm">
            <text:p/>
          </draw:line>
        </draw:g>
        <draw:g>
          <draw:line draw:style-name="gr11" draw:text-style-name="P15" draw:layer="layout" svg:x1="8.501cm" svg:y1="8.9cm" svg:x2="8.501cm" svg:y2="8cm">
            <text:p/>
          </draw:line>
          <draw:frame draw:style-name="gr12" draw:text-style-name="P16" draw:layer="layout" svg:width="1.45cm" svg:height="0.962cm" svg:x="7.801cm" svg:y="8.8cm">
            <draw:text-box>
              <text:p>low</text:p>
            </draw:text-box>
          </draw:frame>
        </draw:g>
        <draw:frame draw:style-name="gr25" draw:text-style-name="P19" draw:layer="layout" svg:width="0.904cm" svg:height="0.988cm" svg:x="14.9cm" svg:y="12.636cm">
          <draw:text-box>
            <text:p><text:span text:style-name="T11">2</text:span></text:p>
          </draw:text-box>
        </draw:frame>
        <draw:frame draw:style-name="gr25" draw:text-style-name="P19" draw:layer="layout" svg:width="0.904cm" svg:height="0.988cm" svg:x="17.696cm" svg:y="12.712cm">
          <draw:text-box>
            <text:p><text:span text:style-name="T11">3</text:span></text:p>
          </draw:text-box>
        </draw:frame>
        <draw:frame draw:style-name="gr26" draw:text-style-name="P19" draw:layer="layout" svg:width="8.3cm" svg:height="1.012cm" svg:x="19.7cm" svg:y="11.676cm">
          <draw:text-box>
            <text:p><text:span text:style-name="T11">mid </text:span><text:span text:style-name="T11">= </text:span><text:span text:style-name="T11">(0+</text:span><text:span text:style-name="T11">3)/2 </text:span><text:span text:style-name="T11">= 1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11">3</text:span></text:p>
          </draw:text-box>
        </draw:frame>
        <draw:frame draw:style-name="gr26" draw:text-style-name="P19" draw:layer="layout" svg:width="8.3cm" svg:height="1.012cm" svg:x="19.7cm" svg:y="12.688cm">
          <draw:text-box>
            <text:p><text:span text:style-name="T11">mid </text:span><text:span text:style-name="T11">= </text:span><text:span text:style-name="T11">(2+</text:span><text:span text:style-name="T11">3)/2 </text:span><text:span text:style-name="T11">= 2</text:span></text:p>
          </draw:text-box>
        </draw:frame>
        <draw:frame draw:style-name="gr25" draw:text-style-name="P19" xml:id="id63" draw:id="id63" draw:layer="layout" svg:width="0.904cm" svg:height="0.988cm" svg:x="14.9cm" svg:y="13.636cm">
          <draw:text-box>
            <text:p><text:span text:style-name="T11">2</text:span></text:p>
          </draw:text-box>
        </draw:frame>
        <draw:frame draw:style-name="gr25" draw:text-style-name="P19" xml:id="id64" draw:id="id64" draw:layer="layout" svg:width="0.904cm" svg:height="0.988cm" svg:x="17.696cm" svg:y="13.712cm">
          <draw:text-box>
            <text:p><text:span text:style-name="T11">1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</text:span><text:span text:style-name="T6">SIZE</text:span><text:span text:style-name="T6">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</text:span><text:span text:style-name="T7">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7"><text:s/></text:span><text:span text:style-name="T7">key=</text:span><text:span text:style-name="T7">5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11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11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8">arr[9]</text:span></text:p>
            </draw:text-box>
          </draw:frame>
        </draw:g>
        <draw:frame draw:style-name="gr24" draw:text-style-name="P19" draw:layer="layout" svg:width="6.763cm" svg:height="0.988cm" svg:x="19.7cm" svg:y="9.6cm">
          <draw:text-box>
            <text:p><text:span text:style-name="T11">mid </text:span><text:span text:style-name="T11">= </text:span><text:span text:style-name="T11">(low</text:span><text:span text:style-name="T11">+hi</text:span><text:span text:style-name="T11">gh)/</text:span><text:span text:style-name="T11">2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9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9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9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0">88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11">mid </text:span><text:span text:style-name="T11">= </text:span><text:span text:style-name="T11">(0+</text:span><text:span text:style-name="T11">9)/2 </text:span><text:span text:style-name="T11">= 4</text:span></text:p>
          </draw:text-box>
        </draw:frame>
        <draw:g>
          <draw:line draw:style-name="gr11" draw:text-style-name="P15" draw:layer="layout" svg:x1="8cm" svg:y1="9.611cm" svg:x2="8cm" svg:y2="8.2cm">
            <text:p/>
          </draw:line>
          <draw:frame draw:style-name="gr28" draw:text-style-name="P16" draw:layer="layout" svg:width="1.522cm" svg:height="1.508cm" svg:x="7.3cm" svg:y="9.454cm">
            <draw:text-box>
              <text:p>mid</text:p>
            </draw:text-box>
          </draw:frame>
        </draw:g>
        <draw:g xml:id="id65" draw:id="id65">
          <draw:frame draw:style-name="gr13" draw:text-style-name="P16" draw:layer="layout" svg:width="1.696cm" svg:height="0.962cm" svg:x="9.407cm" svg:y="8.738cm">
            <draw:text-box>
              <text:p>high</text:p>
            </draw:text-box>
          </draw:frame>
          <draw:line draw:style-name="gr11" draw:text-style-name="P15" draw:layer="layout" svg:x1="10.107cm" svg:y1="8.9cm" svg:x2="10.107cm" svg:y2="8cm">
            <text:p/>
          </draw:line>
        </draw:g>
        <draw:g>
          <draw:line draw:style-name="gr11" draw:text-style-name="P15" draw:layer="layout" svg:x1="8.501cm" svg:y1="8.9cm" svg:x2="8.501cm" svg:y2="8cm">
            <text:p/>
          </draw:line>
          <draw:frame draw:style-name="gr12" draw:text-style-name="P16" draw:layer="layout" svg:width="1.45cm" svg:height="0.962cm" svg:x="7.801cm" svg:y="8.8cm">
            <draw:text-box>
              <text:p>low</text:p>
            </draw:text-box>
          </draw:frame>
        </draw:g>
        <draw:frame draw:style-name="gr25" draw:text-style-name="P19" draw:layer="layout" svg:width="0.904cm" svg:height="0.988cm" svg:x="14.9cm" svg:y="12.636cm">
          <draw:text-box>
            <text:p><text:span text:style-name="T11">2</text:span></text:p>
          </draw:text-box>
        </draw:frame>
        <draw:frame draw:style-name="gr25" draw:text-style-name="P19" draw:layer="layout" svg:width="0.904cm" svg:height="0.988cm" svg:x="17.696cm" svg:y="12.712cm">
          <draw:text-box>
            <text:p><text:span text:style-name="T11">3</text:span></text:p>
          </draw:text-box>
        </draw:frame>
        <draw:frame draw:style-name="gr26" draw:text-style-name="P19" draw:layer="layout" svg:width="8.3cm" svg:height="1.012cm" svg:x="19.7cm" svg:y="11.676cm">
          <draw:text-box>
            <text:p><text:span text:style-name="T11">mid </text:span><text:span text:style-name="T11">= </text:span><text:span text:style-name="T11">(0+</text:span><text:span text:style-name="T11">3)/2 </text:span><text:span text:style-name="T11">= 1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11">3</text:span></text:p>
          </draw:text-box>
        </draw:frame>
        <draw:frame draw:style-name="gr26" draw:text-style-name="P19" draw:layer="layout" svg:width="8.3cm" svg:height="1.012cm" svg:x="19.7cm" svg:y="12.688cm">
          <draw:text-box>
            <text:p><text:span text:style-name="T11">mid </text:span><text:span text:style-name="T11">= </text:span><text:span text:style-name="T11">(2+</text:span><text:span text:style-name="T11">3)/2 </text:span><text:span text:style-name="T11">= 2</text:span></text:p>
          </draw:text-box>
        </draw:frame>
        <draw:frame draw:style-name="gr25" draw:text-style-name="P19" draw:layer="layout" svg:width="0.904cm" svg:height="0.988cm" svg:x="14.9cm" svg:y="13.636cm">
          <draw:text-box>
            <text:p><text:span text:style-name="T11">2</text:span></text:p>
          </draw:text-box>
        </draw:frame>
        <draw:frame draw:style-name="gr25" draw:text-style-name="P19" draw:layer="layout" svg:width="0.904cm" svg:height="0.988cm" svg:x="17.696cm" svg:y="13.712cm">
          <draw:text-box>
            <text:p><text:span text:style-name="T11">1</text:span></text:p>
          </draw:text-box>
        </draw:frame>
        <draw:g xml:id="id66" draw:id="id66">
          <draw:frame draw:style-name="gr13" draw:text-style-name="P16" draw:layer="layout" svg:width="1.696cm" svg:height="0.962cm" svg:x="5.9cm" svg:y="8.838cm">
            <draw:text-box>
              <text:p>high</text:p>
            </draw:text-box>
          </draw:frame>
          <draw:line draw:style-name="gr11" draw:text-style-name="P15" draw:layer="layout" svg:x1="6.6cm" svg:y1="9cm" svg:x2="6.6cm" svg:y2="8.1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Bina</text:span><text:span text:style-name="T4">ry </text:span><text:span text:style-name="T4">Sea</text:span><text:span text:style-name="T4">rch </text:span><text:span text:style-name="T5"><text:line-break/></text:span><text:span text:style-name="T5">C</text:span><text:span text:style-name="T5">o</text:span><text:span text:style-name="T5">n</text:span><text:span text:style-name="T5">c</text:span><text:span text:style-name="T5">e</text:span><text:span text:style-name="T5">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6">arr[</text:span><text:span text:style-name="T6">SIZE</text:span><text:span text:style-name="T6">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7">SIZE </text:span><text:span text:style-name="T7">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7"><text:s/></text:span><text:span text:style-name="T7">key=</text:span><text:span text:style-name="T7">5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11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11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8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8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8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8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8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8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8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8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8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8">arr[9]</text:span></text:p>
            </draw:text-box>
          </draw:frame>
        </draw:g>
        <draw:frame draw:style-name="gr24" draw:text-style-name="P19" draw:layer="layout" svg:width="6.763cm" svg:height="0.988cm" svg:x="19.7cm" svg:y="9.6cm">
          <draw:text-box>
            <text:p><text:span text:style-name="T11">mid </text:span><text:span text:style-name="T11">= </text:span><text:span text:style-name="T11">(low</text:span><text:span text:style-name="T11">+hi</text:span><text:span text:style-name="T11">gh)/</text:span><text:span text:style-name="T11">2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9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9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9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9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9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9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9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9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9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0">88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11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11">mid </text:span><text:span text:style-name="T11">= </text:span><text:span text:style-name="T11">(0+</text:span><text:span text:style-name="T11">9)/2 </text:span><text:span text:style-name="T11">= 4</text:span></text:p>
          </draw:text-box>
        </draw:frame>
        <draw:g>
          <draw:line draw:style-name="gr11" draw:text-style-name="P15" draw:layer="layout" svg:x1="8cm" svg:y1="9.611cm" svg:x2="8cm" svg:y2="8.2cm">
            <text:p/>
          </draw:line>
          <draw:frame draw:style-name="gr28" draw:text-style-name="P16" draw:layer="layout" svg:width="1.522cm" svg:height="1.508cm" svg:x="7.3cm" svg:y="9.454cm">
            <draw:text-box>
              <text:p>mid</text:p>
            </draw:text-box>
          </draw:frame>
        </draw:g>
        <draw:g>
          <draw:line draw:style-name="gr11" draw:text-style-name="P22" draw:layer="layout" svg:x1="8.501cm" svg:y1="8.9cm" svg:x2="8.501cm" svg:y2="8cm">
            <text:p/>
          </draw:line>
          <draw:frame draw:style-name="gr12" draw:text-style-name="P24" draw:layer="layout" svg:width="1.45cm" svg:height="0.962cm" svg:x="7.801cm" svg:y="8.8cm">
            <draw:text-box>
              <text:p text:style-name="P23">low</text:p>
            </draw:text-box>
          </draw:frame>
        </draw:g>
        <draw:frame draw:style-name="gr25" draw:text-style-name="P19" draw:layer="layout" svg:width="0.904cm" svg:height="0.988cm" svg:x="14.9cm" svg:y="12.636cm">
          <draw:text-box>
            <text:p><text:span text:style-name="T11">2</text:span></text:p>
          </draw:text-box>
        </draw:frame>
        <draw:frame draw:style-name="gr25" draw:text-style-name="P19" draw:layer="layout" svg:width="0.904cm" svg:height="0.988cm" svg:x="17.696cm" svg:y="12.712cm">
          <draw:text-box>
            <text:p><text:span text:style-name="T11">3</text:span></text:p>
          </draw:text-box>
        </draw:frame>
        <draw:frame draw:style-name="gr26" draw:text-style-name="P19" draw:layer="layout" svg:width="8.3cm" svg:height="1.012cm" svg:x="19.7cm" svg:y="11.676cm">
          <draw:text-box>
            <text:p><text:span text:style-name="T11">mid </text:span><text:span text:style-name="T11">= </text:span><text:span text:style-name="T11">(0+</text:span><text:span text:style-name="T11">3)/2 </text:span><text:span text:style-name="T11">= 1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11">0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11">3</text:span></text:p>
          </draw:text-box>
        </draw:frame>
        <draw:frame draw:style-name="gr26" draw:text-style-name="P19" draw:layer="layout" svg:width="8.3cm" svg:height="1.012cm" svg:x="19.7cm" svg:y="12.688cm">
          <draw:text-box>
            <text:p><text:span text:style-name="T11">mid </text:span><text:span text:style-name="T11">= </text:span><text:span text:style-name="T11">(2+</text:span><text:span text:style-name="T11">3)/2 </text:span><text:span text:style-name="T11">= 2</text:span></text:p>
          </draw:text-box>
        </draw:frame>
        <draw:frame draw:style-name="gr25" draw:text-style-name="P19" draw:layer="layout" svg:width="0.904cm" svg:height="0.988cm" svg:x="14.9cm" svg:y="13.636cm">
          <draw:text-box>
            <text:p><text:span text:style-name="T11">2</text:span></text:p>
          </draw:text-box>
        </draw:frame>
        <draw:frame draw:style-name="gr25" draw:text-style-name="P19" draw:layer="layout" svg:width="0.904cm" svg:height="0.988cm" svg:x="17.696cm" svg:y="13.712cm">
          <draw:text-box>
            <text:p><text:span text:style-name="T11">1</text:span></text:p>
          </draw:text-box>
        </draw:frame>
        <draw:g>
          <draw:frame draw:style-name="gr13" draw:text-style-name="P24" draw:layer="layout" svg:width="1.696cm" svg:height="0.962cm" svg:x="5.9cm" svg:y="8.838cm">
            <draw:text-box>
              <text:p text:style-name="P23">high</text:p>
            </draw:text-box>
          </draw:frame>
          <draw:line draw:style-name="gr11" draw:text-style-name="P22" draw:layer="layout" svg:x1="6.6cm" svg:y1="9cm" svg:x2="6.6cm" svg:y2="8.1cm">
            <text:p/>
          </draw:line>
        </draw:g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A</text:span><text:span text:style-name="T3">l</text:span><text:span text:style-name="T3">g</text:span><text:span text:style-name="T3">o</text:span><text:span text:style-name="T3">ri</text:span><text:span text:style-name="T3">t</text:span><text:span text:style-name="T3">h</text:span><text:span text:style-name="T3">m</text:span><text:span text:style-name="T3"> -</text:span><text:span text:style-name="T3">B</text:span><text:span text:style-name="T3">i</text:span><text:span text:style-name="T3">n</text:span><text:span text:style-name="T3">a</text:span><text:span text:style-name="T3">r</text:span><text:span text:style-name="T3">y </text:span><text:span text:style-name="T3">S</text:span><text:span text:style-name="T3">e</text:span><text:span text:style-name="T3">a</text:span><text:span text:style-name="T3">r</text:span><text:span text:style-name="T3">c</text:span><text:span text:style-name="T3">h </text:span><text:span text:style-name="T3">It</text:span><text:span text:style-name="T3">e</text:span><text:span text:style-name="T3">r</text:span><text:span text:style-name="T3">a</text:span><text:span text:style-name="T3">ti</text:span><text:span text:style-name="T3">v</text:span><text:span text:style-name="T3">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ans1" svg:font-family="OpenSans" style:font-family-generic="swiss"/>
    <style:font-face style:name="Liberation Sans1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Open Sans1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1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1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1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1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D8F94BFADB08DA73.png" xlink:type="simple" xlink:show="embed" xlink:actuate="onLoad" loext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63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28D1801F1A1B74AA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6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6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8T20:36:48.701561082</meta:creation-date>
    <meta:editing-duration>P4DT13H18M5S</meta:editing-duration>
    <meta:editing-cycles>164</meta:editing-cycles>
    <meta:generator>LibreOffice/6.4.2.2$Linux_X86_64 LibreOffice_project/40$Build-2</meta:generator>
    <dc:title>Bright Blue</dc:title>
    <dc:date>2020-06-21T23:25:31.641561380</dc:date>
    <meta:document-statistic meta:object-count="1695"/>
    <meta:template xlink:type="simple" xlink:actuate="onRequest" xlink:title="Bright Blue" xlink:href="../../Time%20Complexity/R05_Flowchart.odp" meta:date="2020-04-08T20:36:48.497255069"/>
  </office:meta>
</office:document-meta>
</file>